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>
            <text:p>eV</text:p>
          </table:table-cell>
          <table:table-cell office:value-type="string">
            <text:p>Element</text:p>
          </table:table-cell>
          <table:table-cell office:value-type="string">
            <text:p>Line</text:p>
          </table:table-cell>
          <table:table-cell office:value-type="string">
            <text:p>Rel_intensity</text:p>
          </table:table-cell>
        </table:table-row>
        <table:table-row table:style-name="ro1">
          <table:table-cell office:value-type="float" office:value="54.3">
            <text:p>54,3</text:p>
          </table:table-cell>
          <table:table-cell office:value-type="string">
            <text:p>3 Li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8.5">
            <text:p>108,5</text:p>
          </table:table-cell>
          <table:table-cell office:value-type="string">
            <text:p>4 Be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83.3">
            <text:p>183,3</text:p>
          </table:table-cell>
          <table:table-cell office:value-type="string">
            <text:p>5 B</text:p>
          </table:table-cell>
          <table:table-cell office:value-type="string">
            <text:p>KA1,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77">
            <text:p>277,0</text:p>
          </table:table-cell>
          <table:table-cell office:value-type="string">
            <text:p>6 C</text:p>
          </table:table-cell>
          <table:table-cell office:value-type="string">
            <text:p>KA1,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48.3">
            <text:p>348,3</text:p>
          </table:table-cell>
          <table:table-cell office:value-type="string">
            <text:p>21 Sc</text:p>
          </table:table-cell>
          <table:table-cell office:value-type="string">
            <text:p>Ll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92.4">
            <text:p>392,4</text:p>
          </table:table-cell>
          <table:table-cell office:value-type="string">
            <text:p>7 N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95.3">
            <text:p>395,3</text:p>
          </table:table-cell>
          <table:table-cell office:value-type="string">
            <text:p>22 Ti</text:p>
          </table:table-cell>
          <table:table-cell office:value-type="string">
            <text:p>Ll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95.4">
            <text:p>395,4</text:p>
          </table:table-cell>
          <table:table-cell office:value-type="string">
            <text:p>21 Sc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99.6">
            <text:p>399,6</text:p>
          </table:table-cell>
          <table:table-cell office:value-type="string">
            <text:p>21 Sc</text:p>
          </table:table-cell>
          <table:table-cell office:value-type="string">
            <text:p>LB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446.5">
            <text:p>446,5</text:p>
          </table:table-cell>
          <table:table-cell office:value-type="string">
            <text:p>23 V</text:p>
          </table:table-cell>
          <table:table-cell office:value-type="string">
            <text:p>Ll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452.2">
            <text:p>452,2</text:p>
          </table:table-cell>
          <table:table-cell office:value-type="string">
            <text:p>22 Ti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58.4">
            <text:p>458,4</text:p>
          </table:table-cell>
          <table:table-cell office:value-type="string">
            <text:p>22 Ti</text:p>
          </table:table-cell>
          <table:table-cell office:value-type="string">
            <text:p>LB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500.3">
            <text:p>500,3</text:p>
          </table:table-cell>
          <table:table-cell office:value-type="string">
            <text:p>24 Cr</text:p>
          </table:table-cell>
          <table:table-cell office:value-type="string">
            <text:p>Ll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511.3">
            <text:p>511,3</text:p>
          </table:table-cell>
          <table:table-cell office:value-type="string">
            <text:p>23 V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19.2">
            <text:p>519,2</text:p>
          </table:table-cell>
          <table:table-cell office:value-type="string">
            <text:p>23 V</text:p>
          </table:table-cell>
          <table:table-cell office:value-type="string">
            <text:p>LB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524.9">
            <text:p>524,9</text:p>
          </table:table-cell>
          <table:table-cell office:value-type="string">
            <text:p>8 O</text:p>
          </table:table-cell>
          <table:table-cell office:value-type="string">
            <text:p>KA1,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56.3">
            <text:p>556,3</text:p>
          </table:table-cell>
          <table:table-cell office:value-type="string">
            <text:p>25 Mn</text:p>
          </table:table-cell>
          <table:table-cell office:value-type="string">
            <text:p>L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72.8">
            <text:p>572,8</text:p>
          </table:table-cell>
          <table:table-cell office:value-type="string">
            <text:p>24 Cr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582.8">
            <text:p>582,8</text:p>
          </table:table-cell>
          <table:table-cell office:value-type="string">
            <text:p>24 Cr</text:p>
          </table:table-cell>
          <table:table-cell office:value-type="string">
            <text:p>LB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615.2">
            <text:p>615,2</text:p>
          </table:table-cell>
          <table:table-cell office:value-type="string">
            <text:p>26 Fe</text:p>
          </table:table-cell>
          <table:table-cell office:value-type="string">
            <text:p>L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37.4">
            <text:p>637,4</text:p>
          </table:table-cell>
          <table:table-cell office:value-type="string">
            <text:p>25 Mn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648.8">
            <text:p>648,8</text:p>
          </table:table-cell>
          <table:table-cell office:value-type="string">
            <text:p>25 Mn</text:p>
          </table:table-cell>
          <table:table-cell office:value-type="string">
            <text:p>LB1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676.8">
            <text:p>676,8</text:p>
          </table:table-cell>
          <table:table-cell office:value-type="string">
            <text:p>9 F</text:p>
          </table:table-cell>
          <table:table-cell office:value-type="string">
            <text:p>KA1,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77.8">
            <text:p>677,8</text:p>
          </table:table-cell>
          <table:table-cell office:value-type="string">
            <text:p>27 Co</text:p>
          </table:table-cell>
          <table:table-cell office:value-type="string">
            <text:p>L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05">
            <text:p>705,0</text:p>
          </table:table-cell>
          <table:table-cell office:value-type="string">
            <text:p>26 Fe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18.5">
            <text:p>718,5</text:p>
          </table:table-cell>
          <table:table-cell office:value-type="string">
            <text:p>26 Fe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742.7">
            <text:p>742,7</text:p>
          </table:table-cell>
          <table:table-cell office:value-type="string">
            <text:p>28 Ni</text:p>
          </table:table-cell>
          <table:table-cell office:value-type="string">
            <text:p>Ll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76.2">
            <text:p>776,2</text:p>
          </table:table-cell>
          <table:table-cell office:value-type="string">
            <text:p>27 Co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791.4">
            <text:p>791,4</text:p>
          </table:table-cell>
          <table:table-cell office:value-type="string">
            <text:p>27 Co</text:p>
          </table:table-cell>
          <table:table-cell office:value-type="string">
            <text:p>LB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811.1">
            <text:p>811,1</text:p>
          </table:table-cell>
          <table:table-cell office:value-type="string">
            <text:p>29 Cu</text:p>
          </table:table-cell>
          <table:table-cell office:value-type="string">
            <text:p>L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3">
            <text:p>833,0</text:p>
          </table:table-cell>
          <table:table-cell office:value-type="string">
            <text:p>57 La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8.6">
            <text:p>848,6</text:p>
          </table:table-cell>
          <table:table-cell office:value-type="string">
            <text:p>10 Ne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51.5">
            <text:p>851,5</text:p>
          </table:table-cell>
          <table:table-cell office:value-type="string">
            <text:p>28 Ni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868.8">
            <text:p>868,8</text:p>
          </table:table-cell>
          <table:table-cell office:value-type="string">
            <text:p>28 Ni</text:p>
          </table:table-cell>
          <table:table-cell office:value-type="string">
            <text:p>LB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883">
            <text:p>883,0</text:p>
          </table:table-cell>
          <table:table-cell office:value-type="string">
            <text:p>58 Ce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84">
            <text:p>884,0</text:p>
          </table:table-cell>
          <table:table-cell office:value-type="string">
            <text:p>30 Zn</text:p>
          </table:table-cell>
          <table:table-cell office:value-type="string">
            <text:p>L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9.2">
            <text:p>929,2</text:p>
          </table:table-cell>
          <table:table-cell office:value-type="string">
            <text:p>59 Pr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9.7">
            <text:p>929,7</text:p>
          </table:table-cell>
          <table:table-cell office:value-type="string">
            <text:p>29 Cu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49.8">
            <text:p>949,8</text:p>
          </table:table-cell>
          <table:table-cell office:value-type="string">
            <text:p>29 Cu</text:p>
          </table:table-cell>
          <table:table-cell office:value-type="string">
            <text:p>LB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57.2">
            <text:p>957,2</text:p>
          </table:table-cell>
          <table:table-cell office:value-type="string">
            <text:p>31 Ga</text:p>
          </table:table-cell>
          <table:table-cell office:value-type="string">
            <text:p>L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8">
            <text:p>978,0</text:p>
          </table:table-cell>
          <table:table-cell office:value-type="string">
            <text:p>60 Nd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1.7">
            <text:p>1 011,7</text:p>
          </table:table-cell>
          <table:table-cell office:value-type="string">
            <text:p>30 Zn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034.7">
            <text:p>1 034,7</text:p>
          </table:table-cell>
          <table:table-cell office:value-type="string">
            <text:p>30 Zn</text:p>
          </table:table-cell>
          <table:table-cell office:value-type="string">
            <text:p>LB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36.2">
            <text:p>1 036,2</text:p>
          </table:table-cell>
          <table:table-cell office:value-type="string">
            <text:p>32 Ge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41">
            <text:p>1 041,0</text:p>
          </table:table-cell>
          <table:table-cell office:value-type="string">
            <text:p>11 Na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81">
            <text:p>1 081,0</text:p>
          </table:table-cell>
          <table:table-cell office:value-type="string">
            <text:p>62 Sm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97.9">
            <text:p>1 097,9</text:p>
          </table:table-cell>
          <table:table-cell office:value-type="string">
            <text:p>31 Ga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0">
            <text:p>1 120,0</text:p>
          </table:table-cell>
          <table:table-cell office:value-type="string">
            <text:p>33 As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24.8">
            <text:p>1 124,8</text:p>
          </table:table-cell>
          <table:table-cell office:value-type="string">
            <text:p>31 Ga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131">
            <text:p>1 131,0</text:p>
          </table:table-cell>
          <table:table-cell office:value-type="string">
            <text:p>63 Eu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85">
            <text:p>1 185,0</text:p>
          </table:table-cell>
          <table:table-cell office:value-type="string">
            <text:p>64 Gd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88">
            <text:p>1 188,0</text:p>
          </table:table-cell>
          <table:table-cell office:value-type="string">
            <text:p>32 Ge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204.4">
            <text:p>1 204,4</text:p>
          </table:table-cell>
          <table:table-cell office:value-type="string">
            <text:p>34 Se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18.5">
            <text:p>1 218,5</text:p>
          </table:table-cell>
          <table:table-cell office:value-type="string">
            <text:p>32 Ge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40">
            <text:p>1 240,0</text:p>
          </table:table-cell>
          <table:table-cell office:value-type="string">
            <text:p>65 Tb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53.6">
            <text:p>1 253,6</text:p>
          </table:table-cell>
          <table:table-cell office:value-type="string">
            <text:p>12 Mg</text:p>
          </table:table-cell>
          <table:table-cell office:value-type="string">
            <text:p>KA1,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282">
            <text:p>1 282,0</text:p>
          </table:table-cell>
          <table:table-cell office:value-type="string">
            <text:p>33 As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293">
            <text:p>1 293,0</text:p>
          </table:table-cell>
          <table:table-cell office:value-type="string">
            <text:p>66 Dy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93.5">
            <text:p>1 293,5</text:p>
          </table:table-cell>
          <table:table-cell office:value-type="string">
            <text:p>35 Br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17">
            <text:p>1 317,0</text:p>
          </table:table-cell>
          <table:table-cell office:value-type="string">
            <text:p>33 As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48">
            <text:p>1 348,0</text:p>
          </table:table-cell>
          <table:table-cell office:value-type="string">
            <text:p>67 Ho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79.1">
            <text:p>1 379,1</text:p>
          </table:table-cell>
          <table:table-cell office:value-type="string">
            <text:p>34 Se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386">
            <text:p>1 386,0</text:p>
          </table:table-cell>
          <table:table-cell office:value-type="string">
            <text:p>36 Kr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06">
            <text:p>1 406,0</text:p>
          </table:table-cell>
          <table:table-cell office:value-type="string">
            <text:p>68 Er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9.2">
            <text:p>1 419,2</text:p>
          </table:table-cell>
          <table:table-cell office:value-type="string">
            <text:p>34 Se</text:p>
          </table:table-cell>
          <table:table-cell office:value-type="string">
            <text:p>LB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462">
            <text:p>1 462,0</text:p>
          </table:table-cell>
          <table:table-cell office:value-type="string">
            <text:p>69 Tm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80.4">
            <text:p>1 480,4</text:p>
          </table:table-cell>
          <table:table-cell office:value-type="string">
            <text:p>35 Br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482.4">
            <text:p>1 482,4</text:p>
          </table:table-cell>
          <table:table-cell office:value-type="string">
            <text:p>37 Rb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86.3">
            <text:p>1 486,3</text:p>
          </table:table-cell>
          <table:table-cell office:value-type="string">
            <text:p>13 Al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86.7">
            <text:p>1 486,7</text:p>
          </table:table-cell>
          <table:table-cell office:value-type="string">
            <text:p>13 Al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21.4">
            <text:p>1 521,4</text:p>
          </table:table-cell>
          <table:table-cell office:value-type="string">
            <text:p>70 Yb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25.9">
            <text:p>1 525,9</text:p>
          </table:table-cell>
          <table:table-cell office:value-type="string">
            <text:p>35 Br</text:p>
          </table:table-cell>
          <table:table-cell office:value-type="string">
            <text:p>LB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557.4">
            <text:p>1 557,4</text:p>
          </table:table-cell>
          <table:table-cell office:value-type="string">
            <text:p>13 Al</text:p>
          </table:table-cell>
          <table:table-cell office:value-type="string">
            <text:p>KB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81.3">
            <text:p>1 581,3</text:p>
          </table:table-cell>
          <table:table-cell office:value-type="string">
            <text:p>71 Lu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82.2">
            <text:p>1 582,2</text:p>
          </table:table-cell>
          <table:table-cell office:value-type="string">
            <text:p>38 Sr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86">
            <text:p>1 586,0</text:p>
          </table:table-cell>
          <table:table-cell office:value-type="string">
            <text:p>36 Kr</text:p>
          </table:table-cell>
          <table:table-cell office:value-type="string">
            <text:p>LA1,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636.6">
            <text:p>1 636,6</text:p>
          </table:table-cell>
          <table:table-cell office:value-type="string">
            <text:p>36 Kr</text:p>
          </table:table-cell>
          <table:table-cell office:value-type="string">
            <text:p>LB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644.6">
            <text:p>1 644,6</text:p>
          </table:table-cell>
          <table:table-cell office:value-type="string">
            <text:p>72 Hf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685.4">
            <text:p>1 685,4</text:p>
          </table:table-cell>
          <table:table-cell office:value-type="string">
            <text:p>39 Y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92.6">
            <text:p>1 692,6</text:p>
          </table:table-cell>
          <table:table-cell office:value-type="string">
            <text:p>37 R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94.1">
            <text:p>1 694,1</text:p>
          </table:table-cell>
          <table:table-cell office:value-type="string">
            <text:p>37 R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09.6">
            <text:p>1 709,6</text:p>
          </table:table-cell>
          <table:table-cell office:value-type="string">
            <text:p>73 Ta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39.4">
            <text:p>1 739,4</text:p>
          </table:table-cell>
          <table:table-cell office:value-type="string">
            <text:p>14 Si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40">
            <text:p>1 740,0</text:p>
          </table:table-cell>
          <table:table-cell office:value-type="string">
            <text:p>14 Si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52.2">
            <text:p>1 752,2</text:p>
          </table:table-cell>
          <table:table-cell office:value-type="string">
            <text:p>37 Rb</text:p>
          </table:table-cell>
          <table:table-cell office:value-type="string">
            <text:p>LB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775.4">
            <text:p>1 775,4</text:p>
          </table:table-cell>
          <table:table-cell office:value-type="string">
            <text:p>74 W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2">
            <text:p>1 792,0</text:p>
          </table:table-cell>
          <table:table-cell office:value-type="string">
            <text:p>40 Zr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04.7">
            <text:p>1 804,7</text:p>
          </table:table-cell>
          <table:table-cell office:value-type="string">
            <text:p>38 Sr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806.6">
            <text:p>1 806,6</text:p>
          </table:table-cell>
          <table:table-cell office:value-type="string">
            <text:p>38 Sr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35.9">
            <text:p>1 835,9</text:p>
          </table:table-cell>
          <table:table-cell office:value-type="string">
            <text:p>14 Si</text:p>
          </table:table-cell>
          <table:table-cell office:value-type="string">
            <text:p>KB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2.5">
            <text:p>1 842,5</text:p>
          </table:table-cell>
          <table:table-cell office:value-type="string">
            <text:p>75 Re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71.7">
            <text:p>1 871,7</text:p>
          </table:table-cell>
          <table:table-cell office:value-type="string">
            <text:p>38 Sr</text:p>
          </table:table-cell>
          <table:table-cell office:value-type="string">
            <text:p>LB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902.2">
            <text:p>1 902,2</text:p>
          </table:table-cell>
          <table:table-cell office:value-type="string">
            <text:p>41 Nb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910.2">
            <text:p>1 910,2</text:p>
          </table:table-cell>
          <table:table-cell office:value-type="string">
            <text:p>76 Os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20.5">
            <text:p>1 920,5</text:p>
          </table:table-cell>
          <table:table-cell office:value-type="string">
            <text:p>39 Y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922.6">
            <text:p>1 922,6</text:p>
          </table:table-cell>
          <table:table-cell office:value-type="string">
            <text:p>39 Y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79.9">
            <text:p>1 979,9</text:p>
          </table:table-cell>
          <table:table-cell office:value-type="string">
            <text:p>77 Ir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95.8">
            <text:p>1 995,8</text:p>
          </table:table-cell>
          <table:table-cell office:value-type="string">
            <text:p>39 Y</text:p>
          </table:table-cell>
          <table:table-cell office:value-type="string">
            <text:p>LB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12.7">
            <text:p>2 012,7</text:p>
          </table:table-cell>
          <table:table-cell office:value-type="string">
            <text:p>15 P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13.7">
            <text:p>2 013,7</text:p>
          </table:table-cell>
          <table:table-cell office:value-type="string">
            <text:p>15 P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15.7">
            <text:p>2 015,7</text:p>
          </table:table-cell>
          <table:table-cell office:value-type="string">
            <text:p>42 Mo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039.9">
            <text:p>2 039,9</text:p>
          </table:table-cell>
          <table:table-cell office:value-type="string">
            <text:p>40 Zr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042.4">
            <text:p>2 042,4</text:p>
          </table:table-cell>
          <table:table-cell office:value-type="string">
            <text:p>40 Zr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0.5">
            <text:p>2 050,5</text:p>
          </table:table-cell>
          <table:table-cell office:value-type="string">
            <text:p>78 Pt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22">
            <text:p>2 122,0</text:p>
          </table:table-cell>
          <table:table-cell office:value-type="string">
            <text:p>43 Tc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22.9">
            <text:p>2 122,9</text:p>
          </table:table-cell>
          <table:table-cell office:value-type="string">
            <text:p>79 Au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24.4">
            <text:p>2 124,4</text:p>
          </table:table-cell>
          <table:table-cell office:value-type="string">
            <text:p>40 Zr</text:p>
          </table:table-cell>
          <table:table-cell office:value-type="string">
            <text:p>LB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139.1">
            <text:p>2 139,1</text:p>
          </table:table-cell>
          <table:table-cell office:value-type="string">
            <text:p>15 P</text:p>
          </table:table-cell>
          <table:table-cell office:value-type="string">
            <text:p>KB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63">
            <text:p>2 163,0</text:p>
          </table:table-cell>
          <table:table-cell office:value-type="string">
            <text:p>41 N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165.9">
            <text:p>2 165,9</text:p>
          </table:table-cell>
          <table:table-cell office:value-type="string">
            <text:p>41 N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95.3">
            <text:p>2 195,3</text:p>
          </table:table-cell>
          <table:table-cell office:value-type="string">
            <text:p>80 Hg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19.4">
            <text:p>2 219,4</text:p>
          </table:table-cell>
          <table:table-cell office:value-type="string">
            <text:p>40 Zr</text:p>
          </table:table-cell>
          <table:table-cell office:value-type="string">
            <text:p>LB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52.8">
            <text:p>2 252,8</text:p>
          </table:table-cell>
          <table:table-cell office:value-type="string">
            <text:p>44 Ru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57.4">
            <text:p>2 257,4</text:p>
          </table:table-cell>
          <table:table-cell office:value-type="string">
            <text:p>41 Nb</text:p>
          </table:table-cell>
          <table:table-cell office:value-type="string">
            <text:p>LB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270.6">
            <text:p>2 270,6</text:p>
          </table:table-cell>
          <table:table-cell office:value-type="string">
            <text:p>81 Tl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89.8">
            <text:p>2 289,8</text:p>
          </table:table-cell>
          <table:table-cell office:value-type="string">
            <text:p>42 Mo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293.2">
            <text:p>2 293,2</text:p>
          </table:table-cell>
          <table:table-cell office:value-type="string">
            <text:p>42 Mo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02.7">
            <text:p>2 302,7</text:p>
          </table:table-cell>
          <table:table-cell office:value-type="string">
            <text:p>40 Zr</text:p>
          </table:table-cell>
          <table:table-cell office:value-type="string">
            <text:p>LG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6.6">
            <text:p>2 306,6</text:p>
          </table:table-cell>
          <table:table-cell office:value-type="string">
            <text:p>16 S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07.8">
            <text:p>2 307,8</text:p>
          </table:table-cell>
          <table:table-cell office:value-type="string">
            <text:p>16 S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45.5">
            <text:p>2 345,5</text:p>
          </table:table-cell>
          <table:table-cell office:value-type="string">
            <text:p>82 Pb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67">
            <text:p>2 367,0</text:p>
          </table:table-cell>
          <table:table-cell office:value-type="string">
            <text:p>41 Nb</text:p>
          </table:table-cell>
          <table:table-cell office:value-type="string">
            <text:p>LB2,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76.5">
            <text:p>2 376,5</text:p>
          </table:table-cell>
          <table:table-cell office:value-type="string">
            <text:p>45 Rh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94.8">
            <text:p>2 394,8</text:p>
          </table:table-cell>
          <table:table-cell office:value-type="string">
            <text:p>42 Mo</text:p>
          </table:table-cell>
          <table:table-cell office:value-type="string">
            <text:p>LB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20">
            <text:p>2 420,0</text:p>
          </table:table-cell>
          <table:table-cell office:value-type="string">
            <text:p>43 Tc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422.6">
            <text:p>2 422,6</text:p>
          </table:table-cell>
          <table:table-cell office:value-type="string">
            <text:p>83 Bi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24">
            <text:p>2 424,0</text:p>
          </table:table-cell>
          <table:table-cell office:value-type="string">
            <text:p>43 Tc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61.8">
            <text:p>2 461,8</text:p>
          </table:table-cell>
          <table:table-cell office:value-type="string">
            <text:p>41 Nb</text:p>
          </table:table-cell>
          <table:table-cell office:value-type="string">
            <text:p>LG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4">
            <text:p>2 464,0</text:p>
          </table:table-cell>
          <table:table-cell office:value-type="string">
            <text:p>16 S</text:p>
          </table:table-cell>
          <table:table-cell office:value-type="string">
            <text:p>KB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03.4">
            <text:p>2 503,4</text:p>
          </table:table-cell>
          <table:table-cell office:value-type="string">
            <text:p>46 Pd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518.3">
            <text:p>2 518,3</text:p>
          </table:table-cell>
          <table:table-cell office:value-type="string">
            <text:p>42 Mo</text:p>
          </table:table-cell>
          <table:table-cell office:value-type="string">
            <text:p>LB2,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538">
            <text:p>2 538,0</text:p>
          </table:table-cell>
          <table:table-cell office:value-type="string">
            <text:p>43 Tc</text:p>
          </table:table-cell>
          <table:table-cell office:value-type="string">
            <text:p>LB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54.3">
            <text:p>2 554,3</text:p>
          </table:table-cell>
          <table:table-cell office:value-type="string">
            <text:p>44 Ru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558.6">
            <text:p>2 558,6</text:p>
          </table:table-cell>
          <table:table-cell office:value-type="string">
            <text:p>44 Ru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20.8">
            <text:p>2 620,8</text:p>
          </table:table-cell>
          <table:table-cell office:value-type="string">
            <text:p>17 Cl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22.4">
            <text:p>2 622,4</text:p>
          </table:table-cell>
          <table:table-cell office:value-type="string">
            <text:p>17 Cl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23.5">
            <text:p>2 623,5</text:p>
          </table:table-cell>
          <table:table-cell office:value-type="string">
            <text:p>42 Mo</text:p>
          </table:table-cell>
          <table:table-cell office:value-type="string">
            <text:p>LG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33.7">
            <text:p>2 633,7</text:p>
          </table:table-cell>
          <table:table-cell office:value-type="string">
            <text:p>47 Ag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74">
            <text:p>2 674,0</text:p>
          </table:table-cell>
          <table:table-cell office:value-type="string">
            <text:p>43 Tc</text:p>
          </table:table-cell>
          <table:table-cell office:value-type="string">
            <text:p>LB2,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683.2">
            <text:p>2 683,2</text:p>
          </table:table-cell>
          <table:table-cell office:value-type="string">
            <text:p>44 Ru</text:p>
          </table:table-cell>
          <table:table-cell office:value-type="string">
            <text:p>LB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692">
            <text:p>2 692,0</text:p>
          </table:table-cell>
          <table:table-cell office:value-type="string">
            <text:p>45 Rh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696.7">
            <text:p>2 696,7</text:p>
          </table:table-cell>
          <table:table-cell office:value-type="string">
            <text:p>45 Rh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67.4">
            <text:p>2 767,4</text:p>
          </table:table-cell>
          <table:table-cell office:value-type="string">
            <text:p>48 Cd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92">
            <text:p>2 792,0</text:p>
          </table:table-cell>
          <table:table-cell office:value-type="string">
            <text:p>43 Tc</text:p>
          </table:table-cell>
          <table:table-cell office:value-type="string">
            <text:p>LG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15.6">
            <text:p>2 815,6</text:p>
          </table:table-cell>
          <table:table-cell office:value-type="string">
            <text:p>17 Cl</text:p>
          </table:table-cell>
          <table:table-cell office:value-type="string">
            <text:p>KB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833.3">
            <text:p>2 833,3</text:p>
          </table:table-cell>
          <table:table-cell office:value-type="string">
            <text:p>46 Pd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834.4">
            <text:p>2 834,4</text:p>
          </table:table-cell>
          <table:table-cell office:value-type="string">
            <text:p>45 Rh</text:p>
          </table:table-cell>
          <table:table-cell office:value-type="string">
            <text:p>LB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2836">
            <text:p>2 836,0</text:p>
          </table:table-cell>
          <table:table-cell office:value-type="string">
            <text:p>44 Ru</text:p>
          </table:table-cell>
          <table:table-cell office:value-type="string">
            <text:p>LB2,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838.6">
            <text:p>2 838,6</text:p>
          </table:table-cell>
          <table:table-cell office:value-type="string">
            <text:p>46 Pd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04.4">
            <text:p>2 904,4</text:p>
          </table:table-cell>
          <table:table-cell office:value-type="string">
            <text:p>49 In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55.6">
            <text:p>2 955,6</text:p>
          </table:table-cell>
          <table:table-cell office:value-type="string">
            <text:p>18 Ar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57.7">
            <text:p>2 957,7</text:p>
          </table:table-cell>
          <table:table-cell office:value-type="string">
            <text:p>18 A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64.5">
            <text:p>2 964,5</text:p>
          </table:table-cell>
          <table:table-cell office:value-type="string">
            <text:p>44 Ru</text:p>
          </table:table-cell>
          <table:table-cell office:value-type="string">
            <text:p>LG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78.2">
            <text:p>2 978,2</text:p>
          </table:table-cell>
          <table:table-cell office:value-type="string">
            <text:p>47 Ag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984.3">
            <text:p>2 984,3</text:p>
          </table:table-cell>
          <table:table-cell office:value-type="string">
            <text:p>47 Ag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90.2">
            <text:p>2 990,2</text:p>
          </table:table-cell>
          <table:table-cell office:value-type="string">
            <text:p>46 Pd</text:p>
          </table:table-cell>
          <table:table-cell office:value-type="string">
            <text:p>LB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96.1">
            <text:p>2 996,1</text:p>
          </table:table-cell>
          <table:table-cell office:value-type="string">
            <text:p>90 Th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01.3">
            <text:p>3 001,3</text:p>
          </table:table-cell>
          <table:table-cell office:value-type="string">
            <text:p>45 Rh</text:p>
          </table:table-cell>
          <table:table-cell office:value-type="string">
            <text:p>LB2,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045">
            <text:p>3 045,0</text:p>
          </table:table-cell>
          <table:table-cell office:value-type="string">
            <text:p>50 Sn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26.9">
            <text:p>3 126,9</text:p>
          </table:table-cell>
          <table:table-cell office:value-type="string">
            <text:p>48 Cd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133.7">
            <text:p>3 133,7</text:p>
          </table:table-cell>
          <table:table-cell office:value-type="string">
            <text:p>48 Cd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43.8">
            <text:p>3 143,8</text:p>
          </table:table-cell>
          <table:table-cell office:value-type="string">
            <text:p>45 Rh</text:p>
          </table:table-cell>
          <table:table-cell office:value-type="string">
            <text:p>LG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50.9">
            <text:p>3 150,9</text:p>
          </table:table-cell>
          <table:table-cell office:value-type="string">
            <text:p>47 Ag</text:p>
          </table:table-cell>
          <table:table-cell office:value-type="string">
            <text:p>LB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170.8">
            <text:p>3 170,8</text:p>
          </table:table-cell>
          <table:table-cell office:value-type="string">
            <text:p>92 U</text:p>
          </table:table-cell>
          <table:table-cell office:value-type="string">
            <text:p>M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171.8">
            <text:p>3 171,8</text:p>
          </table:table-cell>
          <table:table-cell office:value-type="string">
            <text:p>46 Pd</text:p>
          </table:table-cell>
          <table:table-cell office:value-type="string">
            <text:p>LB2,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188.6">
            <text:p>3 188,6</text:p>
          </table:table-cell>
          <table:table-cell office:value-type="string">
            <text:p>51 Sb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190.5">
            <text:p>3 190,5</text:p>
          </table:table-cell>
          <table:table-cell office:value-type="string">
            <text:p>18 Ar</text:p>
          </table:table-cell>
          <table:table-cell office:value-type="string">
            <text:p>KB1,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279.3">
            <text:p>3 279,3</text:p>
          </table:table-cell>
          <table:table-cell office:value-type="string">
            <text:p>49 In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286.9">
            <text:p>3 286,9</text:p>
          </table:table-cell>
          <table:table-cell office:value-type="string">
            <text:p>49 In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11.1">
            <text:p>3 311,1</text:p>
          </table:table-cell>
          <table:table-cell office:value-type="string">
            <text:p>19 K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13.8">
            <text:p>3 313,8</text:p>
          </table:table-cell>
          <table:table-cell office:value-type="string">
            <text:p>19 K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16.6">
            <text:p>3 316,6</text:p>
          </table:table-cell>
          <table:table-cell office:value-type="string">
            <text:p>48 Cd</text:p>
          </table:table-cell>
          <table:table-cell office:value-type="string">
            <text:p>LB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328.7">
            <text:p>3 328,7</text:p>
          </table:table-cell>
          <table:table-cell office:value-type="string">
            <text:p>46 Pd</text:p>
          </table:table-cell>
          <table:table-cell office:value-type="string">
            <text:p>LG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35.6">
            <text:p>3 335,6</text:p>
          </table:table-cell>
          <table:table-cell office:value-type="string">
            <text:p>52 Te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347.8">
            <text:p>3 347,8</text:p>
          </table:table-cell>
          <table:table-cell office:value-type="string">
            <text:p>47 Ag</text:p>
          </table:table-cell>
          <table:table-cell office:value-type="string">
            <text:p>LB2,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435.4">
            <text:p>3 435,4</text:p>
          </table:table-cell>
          <table:table-cell office:value-type="string">
            <text:p>50 Sn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444">
            <text:p>3 444,0</text:p>
          </table:table-cell>
          <table:table-cell office:value-type="string">
            <text:p>50 Sn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85">
            <text:p>3 485,0</text:p>
          </table:table-cell>
          <table:table-cell office:value-type="string">
            <text:p>53 I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87.2">
            <text:p>3 487,2</text:p>
          </table:table-cell>
          <table:table-cell office:value-type="string">
            <text:p>49 In</text:p>
          </table:table-cell>
          <table:table-cell office:value-type="string">
            <text:p>LB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519.6">
            <text:p>3 519,6</text:p>
          </table:table-cell>
          <table:table-cell office:value-type="string">
            <text:p>47 Ag</text:p>
          </table:table-cell>
          <table:table-cell office:value-type="string">
            <text:p>LG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28.1">
            <text:p>3 528,1</text:p>
          </table:table-cell>
          <table:table-cell office:value-type="string">
            <text:p>48 Cd</text:p>
          </table:table-cell>
          <table:table-cell office:value-type="string">
            <text:p>LB2,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589.6">
            <text:p>3 589,6</text:p>
          </table:table-cell>
          <table:table-cell office:value-type="string">
            <text:p>19 K</text:p>
          </table:table-cell>
          <table:table-cell office:value-type="string">
            <text:p>KB1,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595.3">
            <text:p>3 595,3</text:p>
          </table:table-cell>
          <table:table-cell office:value-type="string">
            <text:p>51 S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604.7">
            <text:p>3 604,7</text:p>
          </table:table-cell>
          <table:table-cell office:value-type="string">
            <text:p>51 S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36">
            <text:p>3 636,0</text:p>
          </table:table-cell>
          <table:table-cell office:value-type="string">
            <text:p>54 Xe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662.8">
            <text:p>3 662,8</text:p>
          </table:table-cell>
          <table:table-cell office:value-type="string">
            <text:p>50 Sn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688.1">
            <text:p>3 688,1</text:p>
          </table:table-cell>
          <table:table-cell office:value-type="string">
            <text:p>20 Ca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91.7">
            <text:p>3 691,7</text:p>
          </table:table-cell>
          <table:table-cell office:value-type="string">
            <text:p>20 Ca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13.8">
            <text:p>3 713,8</text:p>
          </table:table-cell>
          <table:table-cell office:value-type="string">
            <text:p>49 In</text:p>
          </table:table-cell>
          <table:table-cell office:value-type="string">
            <text:p>LB2,1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716.9">
            <text:p>3 716,9</text:p>
          </table:table-cell>
          <table:table-cell office:value-type="string">
            <text:p>48 Cd</text:p>
          </table:table-cell>
          <table:table-cell office:value-type="string">
            <text:p>LG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58.8">
            <text:p>3 758,8</text:p>
          </table:table-cell>
          <table:table-cell office:value-type="string">
            <text:p>52 Te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769.3">
            <text:p>3 769,3</text:p>
          </table:table-cell>
          <table:table-cell office:value-type="string">
            <text:p>52 Te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95">
            <text:p>3 795,0</text:p>
          </table:table-cell>
          <table:table-cell office:value-type="string">
            <text:p>55 Cs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843.6">
            <text:p>3 843,6</text:p>
          </table:table-cell>
          <table:table-cell office:value-type="string">
            <text:p>51 Sb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904.9">
            <text:p>3 904,9</text:p>
          </table:table-cell>
          <table:table-cell office:value-type="string">
            <text:p>50 Sn</text:p>
          </table:table-cell>
          <table:table-cell office:value-type="string">
            <text:p>LB2,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920.8">
            <text:p>3 920,8</text:p>
          </table:table-cell>
          <table:table-cell office:value-type="string">
            <text:p>49 In</text:p>
          </table:table-cell>
          <table:table-cell office:value-type="string">
            <text:p>LG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26">
            <text:p>3 926,0</text:p>
          </table:table-cell>
          <table:table-cell office:value-type="string">
            <text:p>53 I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937.6">
            <text:p>3 937,6</text:p>
          </table:table-cell>
          <table:table-cell office:value-type="string">
            <text:p>53 I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54.1">
            <text:p>3 954,1</text:p>
          </table:table-cell>
          <table:table-cell office:value-type="string">
            <text:p>56 Ba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012.7">
            <text:p>4 012,7</text:p>
          </table:table-cell>
          <table:table-cell office:value-type="string">
            <text:p>20 Ca</text:p>
          </table:table-cell>
          <table:table-cell office:value-type="string">
            <text:p>KB1,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4029.6">
            <text:p>4 029,6</text:p>
          </table:table-cell>
          <table:table-cell office:value-type="string">
            <text:p>52 Te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86.1">
            <text:p>4 086,1</text:p>
          </table:table-cell>
          <table:table-cell office:value-type="string">
            <text:p>21 Sc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090.6">
            <text:p>4 090,6</text:p>
          </table:table-cell>
          <table:table-cell office:value-type="string">
            <text:p>21 Sc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93">
            <text:p>4 093,0</text:p>
          </table:table-cell>
          <table:table-cell office:value-type="string">
            <text:p>54 Xe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100.8">
            <text:p>4 100,8</text:p>
          </table:table-cell>
          <table:table-cell office:value-type="string">
            <text:p>51 Sb</text:p>
          </table:table-cell>
          <table:table-cell office:value-type="string">
            <text:p>LB2,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4109.9">
            <text:p>4 109,9</text:p>
          </table:table-cell>
          <table:table-cell office:value-type="string">
            <text:p>54 Xe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124">
            <text:p>4 124,0</text:p>
          </table:table-cell>
          <table:table-cell office:value-type="string">
            <text:p>57 La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131.1">
            <text:p>4 131,1</text:p>
          </table:table-cell>
          <table:table-cell office:value-type="string">
            <text:p>50 Sn</text:p>
          </table:table-cell>
          <table:table-cell office:value-type="string">
            <text:p>LG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220.7">
            <text:p>4 220,7</text:p>
          </table:table-cell>
          <table:table-cell office:value-type="string">
            <text:p>53 I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272.2">
            <text:p>4 272,2</text:p>
          </table:table-cell>
          <table:table-cell office:value-type="string">
            <text:p>55 Cs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286.5">
            <text:p>4 286,5</text:p>
          </table:table-cell>
          <table:table-cell office:value-type="string">
            <text:p>55 Cs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287.5">
            <text:p>4 287,5</text:p>
          </table:table-cell>
          <table:table-cell office:value-type="string">
            <text:p>58 Ce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301.7">
            <text:p>4 301,7</text:p>
          </table:table-cell>
          <table:table-cell office:value-type="string">
            <text:p>52 Te</text:p>
          </table:table-cell>
          <table:table-cell office:value-type="string">
            <text:p>LB2,1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4347.8">
            <text:p>4 347,8</text:p>
          </table:table-cell>
          <table:table-cell office:value-type="string">
            <text:p>51 Sb</text:p>
          </table:table-cell>
          <table:table-cell office:value-type="string">
            <text:p>LG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414">
            <text:p>4 414,0</text:p>
          </table:table-cell>
          <table:table-cell office:value-type="string">
            <text:p>54 Xe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450.9">
            <text:p>4 450,9</text:p>
          </table:table-cell>
          <table:table-cell office:value-type="string">
            <text:p>56 Ba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453.2">
            <text:p>4 453,2</text:p>
          </table:table-cell>
          <table:table-cell table:style-name="ce3" office:value-type="string">
            <text:p>59 Pr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460.5">
            <text:p>4 460,5</text:p>
          </table:table-cell>
          <table:table-cell table:style-name="ce3" office:value-type="string">
            <text:p>21 Sc</text:p>
          </table:table-cell>
          <table:table-cell office:value-type="string">
            <text:p>KB1,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466.3">
            <text:p>4 466,3</text:p>
          </table:table-cell>
          <table:table-cell office:value-type="string">
            <text:p>56 Ba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04.9">
            <text:p>4 504,9</text:p>
          </table:table-cell>
          <table:table-cell office:value-type="string">
            <text:p>22 Ti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507.5">
            <text:p>4 507,5</text:p>
          </table:table-cell>
          <table:table-cell office:value-type="string">
            <text:p>53 I</text:p>
          </table:table-cell>
          <table:table-cell office:value-type="string">
            <text:p>LB2,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510.8">
            <text:p>4 510,8</text:p>
          </table:table-cell>
          <table:table-cell office:value-type="string">
            <text:p>22 Ti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70.9">
            <text:p>4 570,9</text:p>
          </table:table-cell>
          <table:table-cell office:value-type="string">
            <text:p>52 Te</text:p>
          </table:table-cell>
          <table:table-cell office:value-type="string">
            <text:p>LG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619.8">
            <text:p>4 619,8</text:p>
          </table:table-cell>
          <table:table-cell office:value-type="string">
            <text:p>55 Cs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633">
            <text:p>4 633,0</text:p>
          </table:table-cell>
          <table:table-cell office:value-type="string">
            <text:p>60 Nd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634.2">
            <text:p>4 634,2</text:p>
          </table:table-cell>
          <table:table-cell office:value-type="string">
            <text:p>57 La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651">
            <text:p>4 651,0</text:p>
          </table:table-cell>
          <table:table-cell office:value-type="string">
            <text:p>57 La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14">
            <text:p>4 714,0</text:p>
          </table:table-cell>
          <table:table-cell office:value-type="string">
            <text:p>54 Xe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800.9">
            <text:p>4 800,9</text:p>
          </table:table-cell>
          <table:table-cell office:value-type="string">
            <text:p>53 I</text:p>
          </table:table-cell>
          <table:table-cell office:value-type="string">
            <text:p>LG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809">
            <text:p>4 809,0</text:p>
          </table:table-cell>
          <table:table-cell table:style-name="ce3" office:value-type="string">
            <text:p>61 Pm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823">
            <text:p>4 823,0</text:p>
          </table:table-cell>
          <table:table-cell office:value-type="string">
            <text:p>58 Ce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4827.5">
            <text:p>4 827,5</text:p>
          </table:table-cell>
          <table:table-cell office:value-type="string">
            <text:p>56 Ba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4840.2">
            <text:p>4 840,2</text:p>
          </table:table-cell>
          <table:table-cell office:value-type="string">
            <text:p>58 Ce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31.8">
            <text:p>4 931,8</text:p>
          </table:table-cell>
          <table:table-cell office:value-type="string">
            <text:p>22 Ti</text:p>
          </table:table-cell>
          <table:table-cell office:value-type="string">
            <text:p>KB1,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4935.9">
            <text:p>4 935,9</text:p>
          </table:table-cell>
          <table:table-cell office:value-type="string">
            <text:p>55 Cs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44.6">
            <text:p>4 944,6</text:p>
          </table:table-cell>
          <table:table-cell office:value-type="string">
            <text:p>23 V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952.2">
            <text:p>4 952,2</text:p>
          </table:table-cell>
          <table:table-cell office:value-type="string">
            <text:p>23 V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94.5">
            <text:p>4 994,5</text:p>
          </table:table-cell>
          <table:table-cell office:value-type="string">
            <text:p>62 Sm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013.5">
            <text:p>5 013,5</text:p>
          </table:table-cell>
          <table:table-cell office:value-type="string">
            <text:p>59 Pr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33.7">
            <text:p>5 033,7</text:p>
          </table:table-cell>
          <table:table-cell office:value-type="string">
            <text:p>59 Pr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034">
            <text:p>5 034,0</text:p>
          </table:table-cell>
          <table:table-cell office:value-type="string">
            <text:p>54 Xe</text:p>
          </table:table-cell>
          <table:table-cell office:value-type="string">
            <text:p>LG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042.1">
            <text:p>5 042,1</text:p>
          </table:table-cell>
          <table:table-cell office:value-type="string">
            <text:p>57 La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56.5">
            <text:p>5 156,5</text:p>
          </table:table-cell>
          <table:table-cell office:value-type="string">
            <text:p>56 Ba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177.2">
            <text:p>5 177,2</text:p>
          </table:table-cell>
          <table:table-cell office:value-type="string">
            <text:p>63 Eu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207.7">
            <text:p>5 207,7</text:p>
          </table:table-cell>
          <table:table-cell office:value-type="string">
            <text:p>60 Nd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230.4">
            <text:p>5 230,4</text:p>
          </table:table-cell>
          <table:table-cell office:value-type="string">
            <text:p>60 Nd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62.2">
            <text:p>5 262,2</text:p>
          </table:table-cell>
          <table:table-cell office:value-type="string">
            <text:p>58 Ce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280.4">
            <text:p>5 280,4</text:p>
          </table:table-cell>
          <table:table-cell office:value-type="string">
            <text:p>55 Cs</text:p>
          </table:table-cell>
          <table:table-cell office:value-type="string">
            <text:p>LG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362.1">
            <text:p>5 362,1</text:p>
          </table:table-cell>
          <table:table-cell office:value-type="string">
            <text:p>64 Gd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83.5">
            <text:p>5 383,5</text:p>
          </table:table-cell>
          <table:table-cell office:value-type="string">
            <text:p>57 La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405.5">
            <text:p>5 405,5</text:p>
          </table:table-cell>
          <table:table-cell office:value-type="string">
            <text:p>24 Cr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08">
            <text:p>5 408,0</text:p>
          </table:table-cell>
          <table:table-cell table:style-name="ce3" office:value-type="string">
            <text:p>61 Pm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414.7">
            <text:p>5 414,7</text:p>
          </table:table-cell>
          <table:table-cell office:value-type="string">
            <text:p>24 C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27.3">
            <text:p>5 427,3</text:p>
          </table:table-cell>
          <table:table-cell office:value-type="string">
            <text:p>23 V</text:p>
          </table:table-cell>
          <table:table-cell office:value-type="string">
            <text:p>KB1,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432">
            <text:p>5 432,0</text:p>
          </table:table-cell>
          <table:table-cell table:style-name="ce3" office:value-type="string">
            <text:p>61 Pm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88.9">
            <text:p>5 488,9</text:p>
          </table:table-cell>
          <table:table-cell office:value-type="string">
            <text:p>59 Pr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531.1">
            <text:p>5 531,1</text:p>
          </table:table-cell>
          <table:table-cell office:value-type="string">
            <text:p>56 Ba</text:p>
          </table:table-cell>
          <table:table-cell office:value-type="string">
            <text:p>LG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546.7">
            <text:p>5 546,7</text:p>
          </table:table-cell>
          <table:table-cell office:value-type="string">
            <text:p>65 Tb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609">
            <text:p>5 609,0</text:p>
          </table:table-cell>
          <table:table-cell office:value-type="string">
            <text:p>62 Sm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613.4">
            <text:p>5 613,4</text:p>
          </table:table-cell>
          <table:table-cell office:value-type="string">
            <text:p>58 Ce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636.1">
            <text:p>5 636,1</text:p>
          </table:table-cell>
          <table:table-cell office:value-type="string">
            <text:p>62 Sm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21.6">
            <text:p>5 721,6</text:p>
          </table:table-cell>
          <table:table-cell office:value-type="string">
            <text:p>60 Nd</text:p>
          </table:table-cell>
          <table:table-cell office:value-type="string">
            <text:p>L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743.1">
            <text:p>5 743,1</text:p>
          </table:table-cell>
          <table:table-cell office:value-type="string">
            <text:p>66 Dy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788.5">
            <text:p>5 788,5</text:p>
          </table:table-cell>
          <table:table-cell office:value-type="string">
            <text:p>57 La</text:p>
          </table:table-cell>
          <table:table-cell office:value-type="string">
            <text:p>LG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816.6">
            <text:p>5 816,6</text:p>
          </table:table-cell>
          <table:table-cell office:value-type="string">
            <text:p>63 Eu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845.7">
            <text:p>5 845,7</text:p>
          </table:table-cell>
          <table:table-cell office:value-type="string">
            <text:p>63 Eu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850">
            <text:p>5 850,0</text:p>
          </table:table-cell>
          <table:table-cell office:value-type="string">
            <text:p>59 Pr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887.6">
            <text:p>5 887,6</text:p>
          </table:table-cell>
          <table:table-cell office:value-type="string">
            <text:p>25 Mn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898.8">
            <text:p>5 898,8</text:p>
          </table:table-cell>
          <table:table-cell office:value-type="string">
            <text:p>25 Mn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43.4">
            <text:p>5 943,4</text:p>
          </table:table-cell>
          <table:table-cell office:value-type="string">
            <text:p>67 Ho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946.7">
            <text:p>5 946,7</text:p>
          </table:table-cell>
          <table:table-cell office:value-type="string">
            <text:p>24 Cr</text:p>
          </table:table-cell>
          <table:table-cell office:value-type="string">
            <text:p>KB1,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961">
            <text:p>5 961,0</text:p>
          </table:table-cell>
          <table:table-cell table:style-name="ce3" office:value-type="string">
            <text:p>61 Pm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025">
            <text:p>6 025,0</text:p>
          </table:table-cell>
          <table:table-cell office:value-type="string">
            <text:p>64 Gd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052">
            <text:p>6 052,0</text:p>
          </table:table-cell>
          <table:table-cell office:value-type="string">
            <text:p>58 Ce</text:p>
          </table:table-cell>
          <table:table-cell office:value-type="string">
            <text:p>LG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057.2">
            <text:p>6 057,2</text:p>
          </table:table-cell>
          <table:table-cell office:value-type="string">
            <text:p>64 Gd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089.4">
            <text:p>6 089,4</text:p>
          </table:table-cell>
          <table:table-cell office:value-type="string">
            <text:p>60 Nd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52">
            <text:p>6 152,0</text:p>
          </table:table-cell>
          <table:table-cell office:value-type="string">
            <text:p>68 Er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205.1">
            <text:p>6 205,1</text:p>
          </table:table-cell>
          <table:table-cell office:value-type="string">
            <text:p>62 Sm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38">
            <text:p>6 238,0</text:p>
          </table:table-cell>
          <table:table-cell office:value-type="string">
            <text:p>65 T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272.8">
            <text:p>6 272,8</text:p>
          </table:table-cell>
          <table:table-cell office:value-type="string">
            <text:p>65 T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22.1">
            <text:p>6 322,1</text:p>
          </table:table-cell>
          <table:table-cell office:value-type="string">
            <text:p>59 Pr</text:p>
          </table:table-cell>
          <table:table-cell office:value-type="string">
            <text:p>LG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6339">
            <text:p>6 339,0</text:p>
          </table:table-cell>
          <table:table-cell table:style-name="ce3" office:value-type="string">
            <text:p>61 Pm</text:p>
          </table:table-cell>
          <table:table-cell office:value-type="string">
            <text:p>LB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341.9">
            <text:p>6 341,9</text:p>
          </table:table-cell>
          <table:table-cell office:value-type="string">
            <text:p>69 Tm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90.8">
            <text:p>6 390,8</text:p>
          </table:table-cell>
          <table:table-cell office:value-type="string">
            <text:p>26 Fe</text:p>
          </table:table-cell>
          <table:table-cell office:value-type="string">
            <text:p>KA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403.8">
            <text:p>6 403,8</text:p>
          </table:table-cell>
          <table:table-cell office:value-type="string">
            <text:p>26 F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56.4">
            <text:p>6 456,4</text:p>
          </table:table-cell>
          <table:table-cell office:value-type="string">
            <text:p>63 Eu</text:p>
          </table:table-cell>
          <table:table-cell office:value-type="string">
            <text:p>LB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457.7">
            <text:p>6 457,7</text:p>
          </table:table-cell>
          <table:table-cell office:value-type="string">
            <text:p>66 Dy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90.4">
            <text:p>6 490,4</text:p>
          </table:table-cell>
          <table:table-cell office:value-type="string">
            <text:p>25 Mn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6495.2">
            <text:p>6 495,2</text:p>
          </table:table-cell>
          <table:table-cell office:value-type="string">
            <text:p>66 Dy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45.5">
            <text:p>6 545,5</text:p>
          </table:table-cell>
          <table:table-cell office:value-type="string">
            <text:p>70 Yb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587">
            <text:p>6 587,0</text:p>
          </table:table-cell>
          <table:table-cell office:value-type="string">
            <text:p>62 Sm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602.1">
            <text:p>6 602,1</text:p>
          </table:table-cell>
          <table:table-cell office:value-type="string">
            <text:p>60 Nd</text:p>
          </table:table-cell>
          <table:table-cell office:value-type="string">
            <text:p>LG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679.5">
            <text:p>6 679,5</text:p>
          </table:table-cell>
          <table:table-cell office:value-type="string">
            <text:p>67 Ho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713.2">
            <text:p>6 713,2</text:p>
          </table:table-cell>
          <table:table-cell office:value-type="string">
            <text:p>64 Gd</text:p>
          </table:table-cell>
          <table:table-cell office:value-type="string">
            <text:p>LB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719.8">
            <text:p>6 719,8</text:p>
          </table:table-cell>
          <table:table-cell office:value-type="string">
            <text:p>67 Ho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752.8">
            <text:p>6 752,8</text:p>
          </table:table-cell>
          <table:table-cell office:value-type="string">
            <text:p>71 Lu</text:p>
          </table:table-cell>
          <table:table-cell office:value-type="string">
            <text:p>Ll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43.2">
            <text:p>6 843,2</text:p>
          </table:table-cell>
          <table:table-cell office:value-type="string">
            <text:p>63 Eu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892">
            <text:p>6 892,0</text:p>
          </table:table-cell>
          <table:table-cell table:style-name="ce3" office:value-type="string">
            <text:p>61 Pm</text:p>
          </table:table-cell>
          <table:table-cell office:value-type="string">
            <text:p>LG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905">
            <text:p>6 905,0</text:p>
          </table:table-cell>
          <table:table-cell office:value-type="string">
            <text:p>68 Er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915.3">
            <text:p>6 915,3</text:p>
          </table:table-cell>
          <table:table-cell office:value-type="string">
            <text:p>27 Co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6930.3">
            <text:p>6 930,3</text:p>
          </table:table-cell>
          <table:table-cell office:value-type="string">
            <text:p>27 Co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48.7">
            <text:p>6 948,7</text:p>
          </table:table-cell>
          <table:table-cell office:value-type="string">
            <text:p>68 Er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959.6">
            <text:p>6 959,6</text:p>
          </table:table-cell>
          <table:table-cell office:value-type="string">
            <text:p>72 Hf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978">
            <text:p>6 978,0</text:p>
          </table:table-cell>
          <table:table-cell office:value-type="string">
            <text:p>65 Tb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7058">
            <text:p>7 058,0</text:p>
          </table:table-cell>
          <table:table-cell office:value-type="string">
            <text:p>26 Fe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102.8">
            <text:p>7 102,8</text:p>
          </table:table-cell>
          <table:table-cell office:value-type="string">
            <text:p>64 Gd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133.1">
            <text:p>7 133,1</text:p>
          </table:table-cell>
          <table:table-cell office:value-type="string">
            <text:p>69 Tm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173.1">
            <text:p>7 173,1</text:p>
          </table:table-cell>
          <table:table-cell office:value-type="string">
            <text:p>73 Ta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178">
            <text:p>7 178,0</text:p>
          </table:table-cell>
          <table:table-cell office:value-type="string">
            <text:p>62 Sm</text:p>
          </table:table-cell>
          <table:table-cell office:value-type="string">
            <text:p>LG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179.9">
            <text:p>7 179,9</text:p>
          </table:table-cell>
          <table:table-cell office:value-type="string">
            <text:p>69 Tm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247.7">
            <text:p>7 247,7</text:p>
          </table:table-cell>
          <table:table-cell office:value-type="string">
            <text:p>66 Dy</text:p>
          </table:table-cell>
          <table:table-cell office:value-type="string">
            <text:p>LB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7366.7">
            <text:p>7 366,7</text:p>
          </table:table-cell>
          <table:table-cell office:value-type="string">
            <text:p>65 Tb</text:p>
          </table:table-cell>
          <table:table-cell office:value-type="string">
            <text:p>LB2,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7367.3">
            <text:p>7 367,3</text:p>
          </table:table-cell>
          <table:table-cell office:value-type="string">
            <text:p>70 Y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387.8">
            <text:p>7 387,8</text:p>
          </table:table-cell>
          <table:table-cell office:value-type="string">
            <text:p>74 W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415.6">
            <text:p>7 415,6</text:p>
          </table:table-cell>
          <table:table-cell office:value-type="string">
            <text:p>70 Y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60.9">
            <text:p>7 460,9</text:p>
          </table:table-cell>
          <table:table-cell office:value-type="string">
            <text:p>28 Ni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7478.2">
            <text:p>7 478,2</text:p>
          </table:table-cell>
          <table:table-cell office:value-type="string">
            <text:p>28 Ni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80.3">
            <text:p>7 480,3</text:p>
          </table:table-cell>
          <table:table-cell office:value-type="string">
            <text:p>63 Eu</text:p>
          </table:table-cell>
          <table:table-cell office:value-type="string">
            <text:p>LG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525.3">
            <text:p>7 525,3</text:p>
          </table:table-cell>
          <table:table-cell office:value-type="string">
            <text:p>67 Ho</text:p>
          </table:table-cell>
          <table:table-cell office:value-type="string">
            <text:p>LB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603.6">
            <text:p>7 603,6</text:p>
          </table:table-cell>
          <table:table-cell office:value-type="string">
            <text:p>75 Re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604.9">
            <text:p>7 604,9</text:p>
          </table:table-cell>
          <table:table-cell office:value-type="string">
            <text:p>71 Lu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635.7">
            <text:p>7 635,7</text:p>
          </table:table-cell>
          <table:table-cell office:value-type="string">
            <text:p>66 Dy</text:p>
          </table:table-cell>
          <table:table-cell office:value-type="string">
            <text:p>LB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649.4">
            <text:p>7 649,4</text:p>
          </table:table-cell>
          <table:table-cell office:value-type="string">
            <text:p>27 Co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7655.5">
            <text:p>7 655,5</text:p>
          </table:table-cell>
          <table:table-cell office:value-type="string">
            <text:p>71 Lu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85.8">
            <text:p>7 785,8</text:p>
          </table:table-cell>
          <table:table-cell table:style-name="ce3" office:value-type="string">
            <text:p>64 Gd</text:p>
          </table:table-cell>
          <table:table-cell office:value-type="string">
            <text:p>LG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10.9">
            <text:p>7 810,9</text:p>
          </table:table-cell>
          <table:table-cell office:value-type="string">
            <text:p>68 Er</text:p>
          </table:table-cell>
          <table:table-cell office:value-type="string">
            <text:p>LB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7822.2">
            <text:p>7 822,2</text:p>
          </table:table-cell>
          <table:table-cell office:value-type="string">
            <text:p>76 Os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844.6">
            <text:p>7 844,6</text:p>
          </table:table-cell>
          <table:table-cell office:value-type="string">
            <text:p>72 Hf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899">
            <text:p>7 899,0</text:p>
          </table:table-cell>
          <table:table-cell office:value-type="string">
            <text:p>72 Hf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911">
            <text:p>7 911,0</text:p>
          </table:table-cell>
          <table:table-cell office:value-type="string">
            <text:p>67 Ho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027.8">
            <text:p>8 027,8</text:p>
          </table:table-cell>
          <table:table-cell office:value-type="string">
            <text:p>29 Cu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045.8">
            <text:p>8 045,8</text:p>
          </table:table-cell>
          <table:table-cell office:value-type="string">
            <text:p>77 Ir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047.8">
            <text:p>8 047,8</text:p>
          </table:table-cell>
          <table:table-cell office:value-type="string">
            <text:p>29 C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87.9">
            <text:p>8 087,9</text:p>
          </table:table-cell>
          <table:table-cell office:value-type="string">
            <text:p>73 Ta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01">
            <text:p>8 101,0</text:p>
          </table:table-cell>
          <table:table-cell office:value-type="string">
            <text:p>69 Tm</text:p>
          </table:table-cell>
          <table:table-cell office:value-type="string">
            <text:p>LB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102">
            <text:p>8 102,0</text:p>
          </table:table-cell>
          <table:table-cell office:value-type="string">
            <text:p>65 Tb</text:p>
          </table:table-cell>
          <table:table-cell office:value-type="string">
            <text:p>LG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146.1">
            <text:p>8 146,1</text:p>
          </table:table-cell>
          <table:table-cell office:value-type="string">
            <text:p>73 Ta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189">
            <text:p>8 189,0</text:p>
          </table:table-cell>
          <table:table-cell office:value-type="string">
            <text:p>68 Er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264.7">
            <text:p>8 264,7</text:p>
          </table:table-cell>
          <table:table-cell office:value-type="string">
            <text:p>28 Ni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268">
            <text:p>8 268,0</text:p>
          </table:table-cell>
          <table:table-cell office:value-type="string">
            <text:p>78 Pt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335.2">
            <text:p>8 335,2</text:p>
          </table:table-cell>
          <table:table-cell office:value-type="string">
            <text:p>74 W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397.6">
            <text:p>8 397,6</text:p>
          </table:table-cell>
          <table:table-cell office:value-type="string">
            <text:p>74 W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401.8">
            <text:p>8 401,8</text:p>
          </table:table-cell>
          <table:table-cell office:value-type="string">
            <text:p>70 Yb</text:p>
          </table:table-cell>
          <table:table-cell office:value-type="string">
            <text:p>LB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8418.8">
            <text:p>8 418,8</text:p>
          </table:table-cell>
          <table:table-cell office:value-type="string">
            <text:p>66 Dy</text:p>
          </table:table-cell>
          <table:table-cell office:value-type="string">
            <text:p>LG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468">
            <text:p>8 468,0</text:p>
          </table:table-cell>
          <table:table-cell office:value-type="string">
            <text:p>69 Tm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493.9">
            <text:p>8 493,9</text:p>
          </table:table-cell>
          <table:table-cell office:value-type="string">
            <text:p>79 Au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586.2">
            <text:p>8 586,2</text:p>
          </table:table-cell>
          <table:table-cell table:style-name="ce3" office:value-type="string">
            <text:p>75 Re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615.8">
            <text:p>8 615,8</text:p>
          </table:table-cell>
          <table:table-cell office:value-type="string">
            <text:p>30 Zn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638.9">
            <text:p>8 638,9</text:p>
          </table:table-cell>
          <table:table-cell office:value-type="string">
            <text:p>30 Zn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652.5">
            <text:p>8 652,5</text:p>
          </table:table-cell>
          <table:table-cell office:value-type="string">
            <text:p>75 Re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709">
            <text:p>8 709,0</text:p>
          </table:table-cell>
          <table:table-cell office:value-type="string">
            <text:p>71 Lu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8721">
            <text:p>8 721,0</text:p>
          </table:table-cell>
          <table:table-cell office:value-type="string">
            <text:p>80 Hg</text:p>
          </table:table-cell>
          <table:table-cell office:value-type="string">
            <text:p>Ll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8747">
            <text:p>8 747,0</text:p>
          </table:table-cell>
          <table:table-cell office:value-type="string">
            <text:p>67 Ho</text:p>
          </table:table-cell>
          <table:table-cell office:value-type="string">
            <text:p>LG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758.8">
            <text:p>8 758,8</text:p>
          </table:table-cell>
          <table:table-cell office:value-type="string">
            <text:p>70 Yb</text:p>
          </table:table-cell>
          <table:table-cell office:value-type="string">
            <text:p>LB2,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841">
            <text:p>8 841,0</text:p>
          </table:table-cell>
          <table:table-cell office:value-type="string">
            <text:p>76 Os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905.3">
            <text:p>8 905,3</text:p>
          </table:table-cell>
          <table:table-cell office:value-type="string">
            <text:p>29 Cu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911.7">
            <text:p>8 911,7</text:p>
          </table:table-cell>
          <table:table-cell office:value-type="string">
            <text:p>76 Os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953.2">
            <text:p>8 953,2</text:p>
          </table:table-cell>
          <table:table-cell office:value-type="string">
            <text:p>81 Tl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022.7">
            <text:p>9 022,7</text:p>
          </table:table-cell>
          <table:table-cell office:value-type="string">
            <text:p>72 Hf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048.9">
            <text:p>9 048,9</text:p>
          </table:table-cell>
          <table:table-cell office:value-type="string">
            <text:p>71 Lu</text:p>
          </table:table-cell>
          <table:table-cell office:value-type="string">
            <text:p>LB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089">
            <text:p>9 089,0</text:p>
          </table:table-cell>
          <table:table-cell office:value-type="string">
            <text:p>68 Er</text:p>
          </table:table-cell>
          <table:table-cell office:value-type="string">
            <text:p>LG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099.5">
            <text:p>9 099,5</text:p>
          </table:table-cell>
          <table:table-cell office:value-type="string">
            <text:p>77 Ir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175.1">
            <text:p>9 175,1</text:p>
          </table:table-cell>
          <table:table-cell office:value-type="string">
            <text:p>77 Ir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184.5">
            <text:p>9 184,5</text:p>
          </table:table-cell>
          <table:table-cell office:value-type="string">
            <text:p>82 Pb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224.8">
            <text:p>9 224,8</text:p>
          </table:table-cell>
          <table:table-cell office:value-type="string">
            <text:p>31 Ga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251.7">
            <text:p>9 251,7</text:p>
          </table:table-cell>
          <table:table-cell office:value-type="string">
            <text:p>31 Ga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343.1">
            <text:p>9 343,1</text:p>
          </table:table-cell>
          <table:table-cell office:value-type="string">
            <text:p>73 Ta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347.3">
            <text:p>9 347,3</text:p>
          </table:table-cell>
          <table:table-cell office:value-type="string">
            <text:p>72 Hf</text:p>
          </table:table-cell>
          <table:table-cell office:value-type="string">
            <text:p>LB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361.8">
            <text:p>9 361,8</text:p>
          </table:table-cell>
          <table:table-cell office:value-type="string">
            <text:p>78 Pt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20.4">
            <text:p>9 420,4</text:p>
          </table:table-cell>
          <table:table-cell office:value-type="string">
            <text:p>83 Bi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426">
            <text:p>9 426,0</text:p>
          </table:table-cell>
          <table:table-cell office:value-type="string">
            <text:p>69 Tm</text:p>
          </table:table-cell>
          <table:table-cell office:value-type="string">
            <text:p>LG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42.3">
            <text:p>9 442,3</text:p>
          </table:table-cell>
          <table:table-cell office:value-type="string">
            <text:p>78 Pt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572">
            <text:p>9 572,0</text:p>
          </table:table-cell>
          <table:table-cell office:value-type="string">
            <text:p>30 Zn</text:p>
          </table:table-cell>
          <table:table-cell office:value-type="string">
            <text:p>KB1,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28">
            <text:p>9 628,0</text:p>
          </table:table-cell>
          <table:table-cell office:value-type="string">
            <text:p>79 Au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51.8">
            <text:p>9 651,8</text:p>
          </table:table-cell>
          <table:table-cell office:value-type="string">
            <text:p>73 Ta</text:p>
          </table:table-cell>
          <table:table-cell office:value-type="string">
            <text:p>LB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72.4">
            <text:p>9 672,4</text:p>
          </table:table-cell>
          <table:table-cell office:value-type="string">
            <text:p>74 W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13.3">
            <text:p>9 713,3</text:p>
          </table:table-cell>
          <table:table-cell office:value-type="string">
            <text:p>79 Au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80.1">
            <text:p>9 780,1</text:p>
          </table:table-cell>
          <table:table-cell office:value-type="string">
            <text:p>70 Yb</text:p>
          </table:table-cell>
          <table:table-cell office:value-type="string">
            <text:p>LG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55.3">
            <text:p>9 855,3</text:p>
          </table:table-cell>
          <table:table-cell office:value-type="string">
            <text:p>32 Ge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886.4">
            <text:p>9 886,4</text:p>
          </table:table-cell>
          <table:table-cell office:value-type="string">
            <text:p>32 G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897.6">
            <text:p>9 897,6</text:p>
          </table:table-cell>
          <table:table-cell office:value-type="string">
            <text:p>80 Hg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61.5">
            <text:p>9 961,5</text:p>
          </table:table-cell>
          <table:table-cell office:value-type="string">
            <text:p>74 W</text:p>
          </table:table-cell>
          <table:table-cell office:value-type="string">
            <text:p>LB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88.8">
            <text:p>9 988,8</text:p>
          </table:table-cell>
          <table:table-cell office:value-type="string">
            <text:p>80 Hg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010">
            <text:p>10 010,0</text:p>
          </table:table-cell>
          <table:table-cell office:value-type="string">
            <text:p>75 Re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143.4">
            <text:p>10 143,4</text:p>
          </table:table-cell>
          <table:table-cell office:value-type="string">
            <text:p>71 Lu</text:p>
          </table:table-cell>
          <table:table-cell office:value-type="string">
            <text:p>LG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172.8">
            <text:p>10 172,8</text:p>
          </table:table-cell>
          <table:table-cell office:value-type="string">
            <text:p>81 Tl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60.3">
            <text:p>10 260,3</text:p>
          </table:table-cell>
          <table:table-cell office:value-type="string">
            <text:p>31 Ga</text:p>
          </table:table-cell>
          <table:table-cell office:value-type="string">
            <text:p>KB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64.2">
            <text:p>10 264,2</text:p>
          </table:table-cell>
          <table:table-cell office:value-type="string">
            <text:p>31 Ga</text:p>
          </table:table-cell>
          <table:table-cell office:value-type="string">
            <text:p>K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268.5">
            <text:p>10 268,5</text:p>
          </table:table-cell>
          <table:table-cell office:value-type="string">
            <text:p>81 Tl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75.2">
            <text:p>10 275,2</text:p>
          </table:table-cell>
          <table:table-cell office:value-type="string">
            <text:p>75 Re</text:p>
          </table:table-cell>
          <table:table-cell office:value-type="string">
            <text:p>LB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355.3">
            <text:p>10 355,3</text:p>
          </table:table-cell>
          <table:table-cell office:value-type="string">
            <text:p>76 Os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0449.5">
            <text:p>10 449,5</text:p>
          </table:table-cell>
          <table:table-cell office:value-type="string">
            <text:p>82 Pb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508">
            <text:p>10 508,0</text:p>
          </table:table-cell>
          <table:table-cell office:value-type="string">
            <text:p>33 As</text:p>
          </table:table-cell>
          <table:table-cell office:value-type="string">
            <text:p>KA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0515.8">
            <text:p>10 515,8</text:p>
          </table:table-cell>
          <table:table-cell office:value-type="string">
            <text:p>72 Hf</text:p>
          </table:table-cell>
          <table:table-cell office:value-type="string">
            <text:p>LG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543.7">
            <text:p>10 543,7</text:p>
          </table:table-cell>
          <table:table-cell office:value-type="string">
            <text:p>33 As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551.5">
            <text:p>10 551,5</text:p>
          </table:table-cell>
          <table:table-cell office:value-type="string">
            <text:p>82 Pb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598.5">
            <text:p>10 598,5</text:p>
          </table:table-cell>
          <table:table-cell office:value-type="string">
            <text:p>76 Os</text:p>
          </table:table-cell>
          <table:table-cell office:value-type="string">
            <text:p>LB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708.3">
            <text:p>10 708,3</text:p>
          </table:table-cell>
          <table:table-cell office:value-type="string">
            <text:p>77 Ir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0730.9">
            <text:p>10 730,9</text:p>
          </table:table-cell>
          <table:table-cell office:value-type="string">
            <text:p>83 Bi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838.8">
            <text:p>10 838,8</text:p>
          </table:table-cell>
          <table:table-cell office:value-type="string">
            <text:p>83 Bi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895.2">
            <text:p>10 895,2</text:p>
          </table:table-cell>
          <table:table-cell office:value-type="string">
            <text:p>73 Ta</text:p>
          </table:table-cell>
          <table:table-cell office:value-type="string">
            <text:p>LG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920.3">
            <text:p>10 920,3</text:p>
          </table:table-cell>
          <table:table-cell office:value-type="string">
            <text:p>77 Ir</text:p>
          </table:table-cell>
          <table:table-cell office:value-type="string">
            <text:p>LB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978">
            <text:p>10 978,0</text:p>
          </table:table-cell>
          <table:table-cell office:value-type="string">
            <text:p>32 Ge</text:p>
          </table:table-cell>
          <table:table-cell office:value-type="string">
            <text:p>KB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982.1">
            <text:p>10 982,1</text:p>
          </table:table-cell>
          <table:table-cell office:value-type="string">
            <text:p>32 Ge</text:p>
          </table:table-cell>
          <table:table-cell office:value-type="string">
            <text:p>KB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1070.7">
            <text:p>11 070,7</text:p>
          </table:table-cell>
          <table:table-cell office:value-type="string">
            <text:p>78 Pt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118.6">
            <text:p>11 118,6</text:p>
          </table:table-cell>
          <table:table-cell office:value-type="string">
            <text:p>90 Th</text:p>
          </table:table-cell>
          <table:table-cell office:value-type="string">
            <text:p>Ll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181.4">
            <text:p>11 181,4</text:p>
          </table:table-cell>
          <table:table-cell office:value-type="string">
            <text:p>34 Se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222.4">
            <text:p>11 222,4</text:p>
          </table:table-cell>
          <table:table-cell office:value-type="string">
            <text:p>34 S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1250.5">
            <text:p>11 250,5</text:p>
          </table:table-cell>
          <table:table-cell office:value-type="string">
            <text:p>78 Pt</text:p>
          </table:table-cell>
          <table:table-cell office:value-type="string">
            <text:p>LB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285.9">
            <text:p>11 285,9</text:p>
          </table:table-cell>
          <table:table-cell office:value-type="string">
            <text:p>74 W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442.3">
            <text:p>11 442,3</text:p>
          </table:table-cell>
          <table:table-cell office:value-type="string">
            <text:p>79 Au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584.7">
            <text:p>11 584,7</text:p>
          </table:table-cell>
          <table:table-cell office:value-type="string">
            <text:p>79 Au</text:p>
          </table:table-cell>
          <table:table-cell office:value-type="string">
            <text:p>LB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618.3">
            <text:p>11 618,3</text:p>
          </table:table-cell>
          <table:table-cell office:value-type="string">
            <text:p>92 U</text:p>
          </table:table-cell>
          <table:table-cell office:value-type="string">
            <text:p>Ll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685.4">
            <text:p>11 685,4</text:p>
          </table:table-cell>
          <table:table-cell office:value-type="string">
            <text:p>75 Re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720.3">
            <text:p>11 720,3</text:p>
          </table:table-cell>
          <table:table-cell office:value-type="string">
            <text:p>33 As</text:p>
          </table:table-cell>
          <table:table-cell office:value-type="string">
            <text:p>KB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726.2">
            <text:p>11 726,2</text:p>
          </table:table-cell>
          <table:table-cell office:value-type="string">
            <text:p>33 As</text:p>
          </table:table-cell>
          <table:table-cell office:value-type="string">
            <text:p>KB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822.6">
            <text:p>11 822,6</text:p>
          </table:table-cell>
          <table:table-cell office:value-type="string">
            <text:p>80 Hg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1864">
            <text:p>11 864,0</text:p>
          </table:table-cell>
          <table:table-cell office:value-type="string">
            <text:p>33 As</text:p>
          </table:table-cell>
          <table:table-cell office:value-type="string">
            <text:p>KB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77.6">
            <text:p>11 877,6</text:p>
          </table:table-cell>
          <table:table-cell office:value-type="string">
            <text:p>35 Br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1924.1">
            <text:p>11 924,1</text:p>
          </table:table-cell>
          <table:table-cell office:value-type="string">
            <text:p>80 Hg</text:p>
          </table:table-cell>
          <table:table-cell office:value-type="string">
            <text:p>LB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924.2">
            <text:p>11 924,2</text:p>
          </table:table-cell>
          <table:table-cell office:value-type="string">
            <text:p>35 B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95.3">
            <text:p>12 095,3</text:p>
          </table:table-cell>
          <table:table-cell office:value-type="string">
            <text:p>76 Os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213.3">
            <text:p>12 213,3</text:p>
          </table:table-cell>
          <table:table-cell office:value-type="string">
            <text:p>81 Tl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2271.5">
            <text:p>12 271,5</text:p>
          </table:table-cell>
          <table:table-cell office:value-type="string">
            <text:p>81 Tl</text:p>
          </table:table-cell>
          <table:table-cell office:value-type="string">
            <text:p>LB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489.6">
            <text:p>12 489,6</text:p>
          </table:table-cell>
          <table:table-cell office:value-type="string">
            <text:p>34 Se</text:p>
          </table:table-cell>
          <table:table-cell office:value-type="string">
            <text:p>KB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2495.9">
            <text:p>12 495,9</text:p>
          </table:table-cell>
          <table:table-cell office:value-type="string">
            <text:p>34 Se</text:p>
          </table:table-cell>
          <table:table-cell office:value-type="string">
            <text:p>KB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512.6">
            <text:p>12 512,6</text:p>
          </table:table-cell>
          <table:table-cell office:value-type="string">
            <text:p>77 Ir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598">
            <text:p>12 598,0</text:p>
          </table:table-cell>
          <table:table-cell office:value-type="string">
            <text:p>36 Kr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2613.7">
            <text:p>12 613,7</text:p>
          </table:table-cell>
          <table:table-cell office:value-type="string">
            <text:p>82 Pb</text:p>
          </table:table-cell>
          <table:table-cell office:value-type="string">
            <text:p>LB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622.6">
            <text:p>12 622,6</text:p>
          </table:table-cell>
          <table:table-cell office:value-type="string">
            <text:p>82 Pb</text:p>
          </table:table-cell>
          <table:table-cell office:value-type="string">
            <text:p>LB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2649">
            <text:p>12 649,0</text:p>
          </table:table-cell>
          <table:table-cell office:value-type="string">
            <text:p>36 K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652">
            <text:p>12 652,0</text:p>
          </table:table-cell>
          <table:table-cell office:value-type="string">
            <text:p>34 Se</text:p>
          </table:table-cell>
          <table:table-cell office:value-type="string">
            <text:p>KB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09.6">
            <text:p>12 809,6</text:p>
          </table:table-cell>
          <table:table-cell office:value-type="string">
            <text:p>90 Th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942">
            <text:p>12 942,0</text:p>
          </table:table-cell>
          <table:table-cell office:value-type="string">
            <text:p>78 Pt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2968.7">
            <text:p>12 968,7</text:p>
          </table:table-cell>
          <table:table-cell office:value-type="string">
            <text:p>90 Th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979.9">
            <text:p>12 979,9</text:p>
          </table:table-cell>
          <table:table-cell office:value-type="string">
            <text:p>83 Bi</text:p>
          </table:table-cell>
          <table:table-cell office:value-type="string">
            <text:p>LB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3023.5">
            <text:p>13 023,5</text:p>
          </table:table-cell>
          <table:table-cell office:value-type="string">
            <text:p>83 Bi</text:p>
          </table:table-cell>
          <table:table-cell office:value-type="string">
            <text:p>LB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3284.5">
            <text:p>13 284,5</text:p>
          </table:table-cell>
          <table:table-cell office:value-type="string">
            <text:p>35 Br</text:p>
          </table:table-cell>
          <table:table-cell office:value-type="string">
            <text:p>KB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291.4">
            <text:p>13 291,4</text:p>
          </table:table-cell>
          <table:table-cell office:value-type="string">
            <text:p>35 Br</text:p>
          </table:table-cell>
          <table:table-cell office:value-type="string">
            <text:p>KB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335.8">
            <text:p>13 335,8</text:p>
          </table:table-cell>
          <table:table-cell office:value-type="string">
            <text:p>37 Rb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3381.7">
            <text:p>13 381,7</text:p>
          </table:table-cell>
          <table:table-cell office:value-type="string">
            <text:p>79 Au</text:p>
          </table:table-cell>
          <table:table-cell office:value-type="string">
            <text:p>LG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3395.3">
            <text:p>13 395,3</text:p>
          </table:table-cell>
          <table:table-cell office:value-type="string">
            <text:p>37 R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38.8">
            <text:p>13 438,8</text:p>
          </table:table-cell>
          <table:table-cell office:value-type="string">
            <text:p>92 U</text:p>
          </table:table-cell>
          <table:table-cell office:value-type="string">
            <text:p>LA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3469.5">
            <text:p>13 469,5</text:p>
          </table:table-cell>
          <table:table-cell office:value-type="string">
            <text:p>35 Br</text:p>
          </table:table-cell>
          <table:table-cell office:value-type="string">
            <text:p>KB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14.7">
            <text:p>13 614,7</text:p>
          </table:table-cell>
          <table:table-cell office:value-type="string">
            <text:p>92 U</text:p>
          </table:table-cell>
          <table:table-cell office:value-type="string">
            <text:p>L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830.1">
            <text:p>13 830,1</text:p>
          </table:table-cell>
          <table:table-cell office:value-type="string">
            <text:p>80 Hg</text:p>
          </table:table-cell>
          <table:table-cell office:value-type="string">
            <text:p>LG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097.9">
            <text:p>14 097,9</text:p>
          </table:table-cell>
          <table:table-cell office:value-type="string">
            <text:p>38 Sr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104">
            <text:p>14 104,0</text:p>
          </table:table-cell>
          <table:table-cell office:value-type="string">
            <text:p>36 Kr</text:p>
          </table:table-cell>
          <table:table-cell office:value-type="string">
            <text:p>KB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112">
            <text:p>14 112,0</text:p>
          </table:table-cell>
          <table:table-cell office:value-type="string">
            <text:p>36 Kr</text:p>
          </table:table-cell>
          <table:table-cell office:value-type="string">
            <text:p>KB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165">
            <text:p>14 165,0</text:p>
          </table:table-cell>
          <table:table-cell office:value-type="string">
            <text:p>38 S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291.5">
            <text:p>14 291,5</text:p>
          </table:table-cell>
          <table:table-cell office:value-type="string">
            <text:p>81 Tl</text:p>
          </table:table-cell>
          <table:table-cell office:value-type="string">
            <text:p>LG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315">
            <text:p>14 315,0</text:p>
          </table:table-cell>
          <table:table-cell office:value-type="string">
            <text:p>36 Kr</text:p>
          </table:table-cell>
          <table:table-cell office:value-type="string">
            <text:p>KB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764.4">
            <text:p>14 764,4</text:p>
          </table:table-cell>
          <table:table-cell office:value-type="string">
            <text:p>82 Pb</text:p>
          </table:table-cell>
          <table:table-cell office:value-type="string">
            <text:p>LG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882.9">
            <text:p>14 882,9</text:p>
          </table:table-cell>
          <table:table-cell office:value-type="string">
            <text:p>39 Y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4951.7">
            <text:p>14 951,7</text:p>
          </table:table-cell>
          <table:table-cell office:value-type="string">
            <text:p>37 Rb</text:p>
          </table:table-cell>
          <table:table-cell office:value-type="string">
            <text:p>KB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958.4">
            <text:p>14 958,4</text:p>
          </table:table-cell>
          <table:table-cell office:value-type="string">
            <text:p>39 Y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961.3">
            <text:p>14 961,3</text:p>
          </table:table-cell>
          <table:table-cell office:value-type="string">
            <text:p>37 Rb</text:p>
          </table:table-cell>
          <table:table-cell office:value-type="string">
            <text:p>KB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185">
            <text:p>15 185,0</text:p>
          </table:table-cell>
          <table:table-cell office:value-type="string">
            <text:p>37 Rb</text:p>
          </table:table-cell>
          <table:table-cell office:value-type="string">
            <text:p>KB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247.7">
            <text:p>15 247,7</text:p>
          </table:table-cell>
          <table:table-cell office:value-type="string">
            <text:p>83 Bi</text:p>
          </table:table-cell>
          <table:table-cell office:value-type="string">
            <text:p>LG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623.7">
            <text:p>15 623,7</text:p>
          </table:table-cell>
          <table:table-cell office:value-type="string">
            <text:p>90 Th</text:p>
          </table:table-cell>
          <table:table-cell office:value-type="string">
            <text:p>LB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5690.9">
            <text:p>15 690,9</text:p>
          </table:table-cell>
          <table:table-cell office:value-type="string">
            <text:p>40 Zr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775.1">
            <text:p>15 775,1</text:p>
          </table:table-cell>
          <table:table-cell office:value-type="string">
            <text:p>40 Z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824.9">
            <text:p>15 824,9</text:p>
          </table:table-cell>
          <table:table-cell office:value-type="string">
            <text:p>38 Sr</text:p>
          </table:table-cell>
          <table:table-cell office:value-type="string">
            <text:p>KB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5835.7">
            <text:p>15 835,7</text:p>
          </table:table-cell>
          <table:table-cell office:value-type="string">
            <text:p>38 Sr</text:p>
          </table:table-cell>
          <table:table-cell office:value-type="string">
            <text:p>KB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6084.6">
            <text:p>16 084,6</text:p>
          </table:table-cell>
          <table:table-cell office:value-type="string">
            <text:p>38 Sr</text:p>
          </table:table-cell>
          <table:table-cell office:value-type="string">
            <text:p>KB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202.2">
            <text:p>16 202,2</text:p>
          </table:table-cell>
          <table:table-cell office:value-type="string">
            <text:p>90 Th</text:p>
          </table:table-cell>
          <table:table-cell office:value-type="string">
            <text:p>LB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6428.3">
            <text:p>16 428,3</text:p>
          </table:table-cell>
          <table:table-cell office:value-type="string">
            <text:p>92 U</text:p>
          </table:table-cell>
          <table:table-cell office:value-type="string">
            <text:p>LB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521">
            <text:p>16 521,0</text:p>
          </table:table-cell>
          <table:table-cell office:value-type="string">
            <text:p>41 Nb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6615.1">
            <text:p>16 615,1</text:p>
          </table:table-cell>
          <table:table-cell office:value-type="string">
            <text:p>41 N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6725.8">
            <text:p>16 725,8</text:p>
          </table:table-cell>
          <table:table-cell office:value-type="string">
            <text:p>39 Y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737.8">
            <text:p>16 737,8</text:p>
          </table:table-cell>
          <table:table-cell office:value-type="string">
            <text:p>39 Y</text:p>
          </table:table-cell>
          <table:table-cell office:value-type="string">
            <text:p>KB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015.4">
            <text:p>17 015,4</text:p>
          </table:table-cell>
          <table:table-cell office:value-type="string">
            <text:p>39 Y</text:p>
          </table:table-cell>
          <table:table-cell office:value-type="string">
            <text:p>KB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7220">
            <text:p>17 220,0</text:p>
          </table:table-cell>
          <table:table-cell office:value-type="string">
            <text:p>92 U</text:p>
          </table:table-cell>
          <table:table-cell office:value-type="string">
            <text:p>LB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7374.3">
            <text:p>17 374,3</text:p>
          </table:table-cell>
          <table:table-cell office:value-type="string">
            <text:p>42 Mo</text:p>
          </table:table-cell>
          <table:table-cell office:value-type="string">
            <text:p>KA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7479.3">
            <text:p>17 479,3</text:p>
          </table:table-cell>
          <table:table-cell office:value-type="string">
            <text:p>42 Mo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654">
            <text:p>17 654,0</text:p>
          </table:table-cell>
          <table:table-cell office:value-type="string">
            <text:p>40 Zr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7667.8">
            <text:p>17 667,8</text:p>
          </table:table-cell>
          <table:table-cell office:value-type="string">
            <text:p>40 Zr</text:p>
          </table:table-cell>
          <table:table-cell office:value-type="string">
            <text:p>KB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7970">
            <text:p>17 970,0</text:p>
          </table:table-cell>
          <table:table-cell office:value-type="string">
            <text:p>40 Zr</text:p>
          </table:table-cell>
          <table:table-cell office:value-type="string">
            <text:p>KB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250.8">
            <text:p>18 250,8</text:p>
          </table:table-cell>
          <table:table-cell office:value-type="string">
            <text:p>43 Tc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8367.1">
            <text:p>18 367,1</text:p>
          </table:table-cell>
          <table:table-cell office:value-type="string">
            <text:p>43 Tc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8606.3">
            <text:p>18 606,3</text:p>
          </table:table-cell>
          <table:table-cell office:value-type="string">
            <text:p>41 Nb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622.5">
            <text:p>18 622,5</text:p>
          </table:table-cell>
          <table:table-cell office:value-type="string">
            <text:p>41 Nb</text:p>
          </table:table-cell>
          <table:table-cell office:value-type="string">
            <text:p>KB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8953">
            <text:p>18 953,0</text:p>
          </table:table-cell>
          <table:table-cell office:value-type="string">
            <text:p>41 Nb</text:p>
          </table:table-cell>
          <table:table-cell office:value-type="string">
            <text:p>KB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8982.5">
            <text:p>18 982,5</text:p>
          </table:table-cell>
          <table:table-cell office:value-type="string">
            <text:p>90 Th</text:p>
          </table:table-cell>
          <table:table-cell office:value-type="string">
            <text:p>LG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9150.4">
            <text:p>19 150,4</text:p>
          </table:table-cell>
          <table:table-cell office:value-type="string">
            <text:p>44 Ru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9279.2">
            <text:p>19 279,2</text:p>
          </table:table-cell>
          <table:table-cell office:value-type="string">
            <text:p>44 R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590.3">
            <text:p>19 590,3</text:p>
          </table:table-cell>
          <table:table-cell office:value-type="string">
            <text:p>42 Mo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9608.3">
            <text:p>19 608,3</text:p>
          </table:table-cell>
          <table:table-cell office:value-type="string">
            <text:p>42 Mo</text:p>
          </table:table-cell>
          <table:table-cell office:value-type="string">
            <text:p>KB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9965.2">
            <text:p>19 965,2</text:p>
          </table:table-cell>
          <table:table-cell office:value-type="string">
            <text:p>42 Mo</text:p>
          </table:table-cell>
          <table:table-cell office:value-type="string">
            <text:p>KB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073.7">
            <text:p>20 073,7</text:p>
          </table:table-cell>
          <table:table-cell office:value-type="string">
            <text:p>45 Rh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0167.1">
            <text:p>20 167,1</text:p>
          </table:table-cell>
          <table:table-cell office:value-type="string">
            <text:p>92 U</text:p>
          </table:table-cell>
          <table:table-cell office:value-type="string">
            <text:p>LG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216.1">
            <text:p>20 216,1</text:p>
          </table:table-cell>
          <table:table-cell office:value-type="string">
            <text:p>45 Rh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99">
            <text:p>20 599,0</text:p>
          </table:table-cell>
          <table:table-cell office:value-type="string">
            <text:p>43 Tc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619">
            <text:p>20 619,0</text:p>
          </table:table-cell>
          <table:table-cell office:value-type="string">
            <text:p>43 Tc</text:p>
          </table:table-cell>
          <table:table-cell office:value-type="string">
            <text:p>KB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005">
            <text:p>21 005,0</text:p>
          </table:table-cell>
          <table:table-cell office:value-type="string">
            <text:p>43 Tc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1020.1">
            <text:p>21 020,1</text:p>
          </table:table-cell>
          <table:table-cell office:value-type="string">
            <text:p>46 Pd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1177.1">
            <text:p>21 177,1</text:p>
          </table:table-cell>
          <table:table-cell office:value-type="string">
            <text:p>46 Pd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1634.6">
            <text:p>21 634,6</text:p>
          </table:table-cell>
          <table:table-cell office:value-type="string">
            <text:p>44 Ru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1656.8">
            <text:p>21 656,8</text:p>
          </table:table-cell>
          <table:table-cell office:value-type="string">
            <text:p>44 Ru</text:p>
          </table:table-cell>
          <table:table-cell office:value-type="string">
            <text:p>KB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1990.3">
            <text:p>21 990,3</text:p>
          </table:table-cell>
          <table:table-cell office:value-type="string">
            <text:p>47 Ag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2074">
            <text:p>22 074,0</text:p>
          </table:table-cell>
          <table:table-cell office:value-type="string">
            <text:p>44 Ru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162.9">
            <text:p>22 162,9</text:p>
          </table:table-cell>
          <table:table-cell office:value-type="string">
            <text:p>47 Ag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698.9">
            <text:p>22 698,9</text:p>
          </table:table-cell>
          <table:table-cell office:value-type="string">
            <text:p>45 Rh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2723.6">
            <text:p>22 723,6</text:p>
          </table:table-cell>
          <table:table-cell office:value-type="string">
            <text:p>45 Rh</text:p>
          </table:table-cell>
          <table:table-cell office:value-type="string">
            <text:p>KB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2984.1">
            <text:p>22 984,1</text:p>
          </table:table-cell>
          <table:table-cell office:value-type="string">
            <text:p>48 Cd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3172.8">
            <text:p>23 172,8</text:p>
          </table:table-cell>
          <table:table-cell office:value-type="string">
            <text:p>45 Rh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173.6">
            <text:p>23 173,6</text:p>
          </table:table-cell>
          <table:table-cell office:value-type="string">
            <text:p>48 Cd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791.1">
            <text:p>23 791,1</text:p>
          </table:table-cell>
          <table:table-cell office:value-type="string">
            <text:p>46 Pd</text:p>
          </table:table-cell>
          <table:table-cell office:value-type="string">
            <text:p>KB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3818.7">
            <text:p>23 818,7</text:p>
          </table:table-cell>
          <table:table-cell office:value-type="string">
            <text:p>46 Pd</text:p>
          </table:table-cell>
          <table:table-cell office:value-type="string">
            <text:p>KB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4002">
            <text:p>24 002,0</text:p>
          </table:table-cell>
          <table:table-cell office:value-type="string">
            <text:p>49 In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209.7">
            <text:p>24 209,7</text:p>
          </table:table-cell>
          <table:table-cell office:value-type="string">
            <text:p>49 In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299.1">
            <text:p>24 299,1</text:p>
          </table:table-cell>
          <table:table-cell office:value-type="string">
            <text:p>46 Pd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4911.5">
            <text:p>24 911,5</text:p>
          </table:table-cell>
          <table:table-cell office:value-type="string">
            <text:p>47 Ag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4942.4">
            <text:p>24 942,4</text:p>
          </table:table-cell>
          <table:table-cell office:value-type="string">
            <text:p>47 Ag</text:p>
          </table:table-cell>
          <table:table-cell office:value-type="string">
            <text:p>KB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5044">
            <text:p>25 044,0</text:p>
          </table:table-cell>
          <table:table-cell office:value-type="string">
            <text:p>50 Sn</text:p>
          </table:table-cell>
          <table:table-cell office:value-type="string">
            <text:p>KA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271.3">
            <text:p>25 271,3</text:p>
          </table:table-cell>
          <table:table-cell office:value-type="string">
            <text:p>50 Sn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456.4">
            <text:p>25 456,4</text:p>
          </table:table-cell>
          <table:table-cell office:value-type="string">
            <text:p>47 Ag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6061.2">
            <text:p>26 061,2</text:p>
          </table:table-cell>
          <table:table-cell office:value-type="string">
            <text:p>48 Cd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6095.5">
            <text:p>26 095,5</text:p>
          </table:table-cell>
          <table:table-cell office:value-type="string">
            <text:p>48 Cd</text:p>
          </table:table-cell>
          <table:table-cell office:value-type="string">
            <text:p>KB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6110.8">
            <text:p>26 110,8</text:p>
          </table:table-cell>
          <table:table-cell office:value-type="string">
            <text:p>51 Sb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6359.1">
            <text:p>26 359,1</text:p>
          </table:table-cell>
          <table:table-cell office:value-type="string">
            <text:p>51 S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643.8">
            <text:p>26 643,8</text:p>
          </table:table-cell>
          <table:table-cell office:value-type="string">
            <text:p>48 Cd</text:p>
          </table:table-cell>
          <table:table-cell office:value-type="string">
            <text:p>KB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201.7">
            <text:p>27 201,7</text:p>
          </table:table-cell>
          <table:table-cell office:value-type="string">
            <text:p>52 Te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7237.7">
            <text:p>27 237,7</text:p>
          </table:table-cell>
          <table:table-cell office:value-type="string">
            <text:p>49 In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7275.9">
            <text:p>27 275,9</text:p>
          </table:table-cell>
          <table:table-cell office:value-type="string">
            <text:p>49 In</text:p>
          </table:table-cell>
          <table:table-cell office:value-type="string">
            <text:p>KB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7472.3">
            <text:p>27 472,3</text:p>
          </table:table-cell>
          <table:table-cell office:value-type="string">
            <text:p>52 T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860.8">
            <text:p>27 860,8</text:p>
          </table:table-cell>
          <table:table-cell office:value-type="string">
            <text:p>49 In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317.2">
            <text:p>28 317,2</text:p>
          </table:table-cell>
          <table:table-cell office:value-type="string">
            <text:p>53 I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8444">
            <text:p>28 444,0</text:p>
          </table:table-cell>
          <table:table-cell office:value-type="string">
            <text:p>50 Sn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8486">
            <text:p>28 486,0</text:p>
          </table:table-cell>
          <table:table-cell office:value-type="string">
            <text:p>50 Sn</text:p>
          </table:table-cell>
          <table:table-cell office:value-type="string">
            <text:p>KB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8612">
            <text:p>28 612,0</text:p>
          </table:table-cell>
          <table:table-cell office:value-type="string">
            <text:p>53 I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109.3">
            <text:p>29 109,3</text:p>
          </table:table-cell>
          <table:table-cell office:value-type="string">
            <text:p>50 Sn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458">
            <text:p>29 458,0</text:p>
          </table:table-cell>
          <table:table-cell office:value-type="string">
            <text:p>54 Xe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9679.2">
            <text:p>29 679,2</text:p>
          </table:table-cell>
          <table:table-cell office:value-type="string">
            <text:p>51 Sb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9725.6">
            <text:p>29 725,6</text:p>
          </table:table-cell>
          <table:table-cell office:value-type="string">
            <text:p>51 Sb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9779">
            <text:p>29 779,0</text:p>
          </table:table-cell>
          <table:table-cell office:value-type="string">
            <text:p>54 X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389.5">
            <text:p>30 389,5</text:p>
          </table:table-cell>
          <table:table-cell office:value-type="string">
            <text:p>51 Sb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625.1">
            <text:p>30 625,1</text:p>
          </table:table-cell>
          <table:table-cell office:value-type="string">
            <text:p>55 Cs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0944.3">
            <text:p>30 944,3</text:p>
          </table:table-cell>
          <table:table-cell office:value-type="string">
            <text:p>52 Te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972.8">
            <text:p>30 972,8</text:p>
          </table:table-cell>
          <table:table-cell office:value-type="string">
            <text:p>55 Cs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995.7">
            <text:p>30 995,7</text:p>
          </table:table-cell>
          <table:table-cell office:value-type="string">
            <text:p>52 Te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1700.4">
            <text:p>31 700,4</text:p>
          </table:table-cell>
          <table:table-cell office:value-type="string">
            <text:p>52 Te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817.1">
            <text:p>31 817,1</text:p>
          </table:table-cell>
          <table:table-cell office:value-type="string">
            <text:p>56 Ba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2193.6">
            <text:p>32 193,6</text:p>
          </table:table-cell>
          <table:table-cell office:value-type="string">
            <text:p>56 Ba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239.4">
            <text:p>32 239,4</text:p>
          </table:table-cell>
          <table:table-cell office:value-type="string">
            <text:p>53 I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2294.7">
            <text:p>32 294,7</text:p>
          </table:table-cell>
          <table:table-cell office:value-type="string">
            <text:p>53 I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3034.1">
            <text:p>33 034,1</text:p>
          </table:table-cell>
          <table:table-cell office:value-type="string">
            <text:p>57 La</text:p>
          </table:table-cell>
          <table:table-cell office:value-type="string">
            <text:p>KA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3042">
            <text:p>33 042,0</text:p>
          </table:table-cell>
          <table:table-cell office:value-type="string">
            <text:p>53 I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441.8">
            <text:p>33 441,8</text:p>
          </table:table-cell>
          <table:table-cell office:value-type="string">
            <text:p>57 La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562">
            <text:p>33 562,0</text:p>
          </table:table-cell>
          <table:table-cell office:value-type="string">
            <text:p>54 Xe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3624">
            <text:p>33 624,0</text:p>
          </table:table-cell>
          <table:table-cell office:value-type="string">
            <text:p>54 Xe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4278.9">
            <text:p>34 278,9</text:p>
          </table:table-cell>
          <table:table-cell office:value-type="string">
            <text:p>58 Ce</text:p>
          </table:table-cell>
          <table:table-cell office:value-type="string">
            <text:p>KA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4415">
            <text:p>34 415,0</text:p>
          </table:table-cell>
          <table:table-cell office:value-type="string">
            <text:p>54 Xe</text:p>
          </table:table-cell>
          <table:table-cell office:value-type="string">
            <text:p>KB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4719.7">
            <text:p>34 719,7</text:p>
          </table:table-cell>
          <table:table-cell office:value-type="string">
            <text:p>58 C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4919.4">
            <text:p>34 919,4</text:p>
          </table:table-cell>
          <table:table-cell office:value-type="string">
            <text:p>55 Cs</text:p>
          </table:table-cell>
          <table:table-cell office:value-type="string">
            <text:p>KB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4986.9">
            <text:p>34 986,9</text:p>
          </table:table-cell>
          <table:table-cell office:value-type="string">
            <text:p>55 Cs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5550.2">
            <text:p>35 550,2</text:p>
          </table:table-cell>
          <table:table-cell office:value-type="string">
            <text:p>59 Pr</text:p>
          </table:table-cell>
          <table:table-cell office:value-type="string">
            <text:p>KA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822">
            <text:p>35 822,0</text:p>
          </table:table-cell>
          <table:table-cell office:value-type="string">
            <text:p>55 Cs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026.3">
            <text:p>36 026,3</text:p>
          </table:table-cell>
          <table:table-cell office:value-type="string">
            <text:p>59 P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304">
            <text:p>36 304,0</text:p>
          </table:table-cell>
          <table:table-cell office:value-type="string">
            <text:p>56 Ba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6378.2">
            <text:p>36 378,2</text:p>
          </table:table-cell>
          <table:table-cell office:value-type="string">
            <text:p>56 Ba</text:p>
          </table:table-cell>
          <table:table-cell office:value-type="string">
            <text:p>KB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6847.4">
            <text:p>36 847,4</text:p>
          </table:table-cell>
          <table:table-cell office:value-type="string">
            <text:p>60 Nd</text:p>
          </table:table-cell>
          <table:table-cell office:value-type="string">
            <text:p>KA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7257">
            <text:p>37 257,0</text:p>
          </table:table-cell>
          <table:table-cell table:style-name="ce3" office:value-type="string">
            <text:p>56 Ba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361">
            <text:p>37 361,0</text:p>
          </table:table-cell>
          <table:table-cell office:value-type="string">
            <text:p>60 Nd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7720.2">
            <text:p>37 720,2</text:p>
          </table:table-cell>
          <table:table-cell office:value-type="string">
            <text:p>57 La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7801">
            <text:p>37 801,0</text:p>
          </table:table-cell>
          <table:table-cell office:value-type="string">
            <text:p>57 La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8171.2">
            <text:p>38 171,2</text:p>
          </table:table-cell>
          <table:table-cell table:style-name="ce3" office:value-type="string">
            <text:p>61 Pm</text:p>
          </table:table-cell>
          <table:table-cell office:value-type="string">
            <text:p>KA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8724.7">
            <text:p>38 724,7</text:p>
          </table:table-cell>
          <table:table-cell table:style-name="ce3" office:value-type="string">
            <text:p>61 Pm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8729.9">
            <text:p>38 729,9</text:p>
          </table:table-cell>
          <table:table-cell office:value-type="string">
            <text:p>57 La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170.1">
            <text:p>39 170,1</text:p>
          </table:table-cell>
          <table:table-cell office:value-type="string">
            <text:p>58 Ce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9257.3">
            <text:p>39 257,3</text:p>
          </table:table-cell>
          <table:table-cell office:value-type="string">
            <text:p>58 Ce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9522.4">
            <text:p>39 522,4</text:p>
          </table:table-cell>
          <table:table-cell office:value-type="string">
            <text:p>62 Sm</text:p>
          </table:table-cell>
          <table:table-cell office:value-type="string">
            <text:p>KA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0118.1">
            <text:p>40 118,1</text:p>
          </table:table-cell>
          <table:table-cell office:value-type="string">
            <text:p>62 Sm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233">
            <text:p>40 233,0</text:p>
          </table:table-cell>
          <table:table-cell office:value-type="string">
            <text:p>58 Ce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652.9">
            <text:p>40 652,9</text:p>
          </table:table-cell>
          <table:table-cell office:value-type="string">
            <text:p>59 Pr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0748.2">
            <text:p>40 748,2</text:p>
          </table:table-cell>
          <table:table-cell office:value-type="string">
            <text:p>59 Pr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0901.9">
            <text:p>40 901,9</text:p>
          </table:table-cell>
          <table:table-cell office:value-type="string">
            <text:p>63 Eu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1542.2">
            <text:p>41 542,2</text:p>
          </table:table-cell>
          <table:table-cell office:value-type="string">
            <text:p>63 E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1773">
            <text:p>41 773,0</text:p>
          </table:table-cell>
          <table:table-cell office:value-type="string">
            <text:p>59 Pr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2166.5">
            <text:p>42 166,5</text:p>
          </table:table-cell>
          <table:table-cell office:value-type="string">
            <text:p>60 Nd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2271.3">
            <text:p>42 271,3</text:p>
          </table:table-cell>
          <table:table-cell office:value-type="string">
            <text:p>60 Nd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2308.9">
            <text:p>42 308,9</text:p>
          </table:table-cell>
          <table:table-cell office:value-type="string">
            <text:p>64 Gd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2996.2">
            <text:p>42 996,2</text:p>
          </table:table-cell>
          <table:table-cell office:value-type="string">
            <text:p>64 Gd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3335">
            <text:p>43 335,0</text:p>
          </table:table-cell>
          <table:table-cell office:value-type="string">
            <text:p>60 Nd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3713">
            <text:p>43 713,0</text:p>
          </table:table-cell>
          <table:table-cell table:style-name="ce3" office:value-type="string">
            <text:p>61 Pm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3744.1">
            <text:p>43 744,1</text:p>
          </table:table-cell>
          <table:table-cell office:value-type="string">
            <text:p>65 Tb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3826">
            <text:p>43 826,0</text:p>
          </table:table-cell>
          <table:table-cell table:style-name="ce3" office:value-type="string">
            <text:p>61 Pm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4481.6">
            <text:p>44 481,6</text:p>
          </table:table-cell>
          <table:table-cell office:value-type="string">
            <text:p>65 T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4942">
            <text:p>44 942,0</text:p>
          </table:table-cell>
          <table:table-cell table:style-name="ce3" office:value-type="string">
            <text:p>61 Pm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5207.8">
            <text:p>45 207,8</text:p>
          </table:table-cell>
          <table:table-cell office:value-type="string">
            <text:p>66 Dy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5289">
            <text:p>45 289,0</text:p>
          </table:table-cell>
          <table:table-cell office:value-type="string">
            <text:p>62 Sm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5413">
            <text:p>45 413,0</text:p>
          </table:table-cell>
          <table:table-cell office:value-type="string">
            <text:p>62 Sm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5998.4">
            <text:p>45 998,4</text:p>
          </table:table-cell>
          <table:table-cell office:value-type="string">
            <text:p>66 Dy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6578">
            <text:p>46 578,0</text:p>
          </table:table-cell>
          <table:table-cell office:value-type="string">
            <text:p>62 Sm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6699.7">
            <text:p>46 699,7</text:p>
          </table:table-cell>
          <table:table-cell office:value-type="string">
            <text:p>67 Ho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6903.6">
            <text:p>46 903,6</text:p>
          </table:table-cell>
          <table:table-cell office:value-type="string">
            <text:p>63 Eu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7037.9">
            <text:p>47 037,9</text:p>
          </table:table-cell>
          <table:table-cell office:value-type="string">
            <text:p>63 Eu</text:p>
          </table:table-cell>
          <table:table-cell office:value-type="string">
            <text:p>KB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47546.7">
            <text:p>47 546,7</text:p>
          </table:table-cell>
          <table:table-cell office:value-type="string">
            <text:p>67 Ho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8221.1">
            <text:p>48 221,1</text:p>
          </table:table-cell>
          <table:table-cell office:value-type="string">
            <text:p>68 Er</text:p>
          </table:table-cell>
          <table:table-cell office:value-type="string">
            <text:p>KA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48256">
            <text:p>48 256,0</text:p>
          </table:table-cell>
          <table:table-cell office:value-type="string">
            <text:p>63 Eu</text:p>
          </table:table-cell>
          <table:table-cell office:value-type="string">
            <text:p>KB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8555">
            <text:p>48 555,0</text:p>
          </table:table-cell>
          <table:table-cell office:value-type="string">
            <text:p>64 Gd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48697">
            <text:p>48 697,0</text:p>
          </table:table-cell>
          <table:table-cell office:value-type="string">
            <text:p>64 Gd</text:p>
          </table:table-cell>
          <table:table-cell office:value-type="string">
            <text:p>KB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49127.7">
            <text:p>49 127,7</text:p>
          </table:table-cell>
          <table:table-cell office:value-type="string">
            <text:p>68 E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772.6">
            <text:p>49 772,6</text:p>
          </table:table-cell>
          <table:table-cell office:value-type="string">
            <text:p>69 Tm</text:p>
          </table:table-cell>
          <table:table-cell office:value-type="string">
            <text:p>KA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49959">
            <text:p>49 959,0</text:p>
          </table:table-cell>
          <table:table-cell office:value-type="string">
            <text:p>64 Gd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0229">
            <text:p>50 229,0</text:p>
          </table:table-cell>
          <table:table-cell office:value-type="string">
            <text:p>65 Tb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0382">
            <text:p>50 382,0</text:p>
          </table:table-cell>
          <table:table-cell office:value-type="string">
            <text:p>65 Tb</text:p>
          </table:table-cell>
          <table:table-cell office:value-type="string">
            <text:p>KB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0741.6">
            <text:p>50 741,6</text:p>
          </table:table-cell>
          <table:table-cell office:value-type="string">
            <text:p>69 Tm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354">
            <text:p>51 354,0</text:p>
          </table:table-cell>
          <table:table-cell office:value-type="string">
            <text:p>70 Yb</text:p>
          </table:table-cell>
          <table:table-cell office:value-type="string">
            <text:p>KA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1698">
            <text:p>51 698,0</text:p>
          </table:table-cell>
          <table:table-cell office:value-type="string">
            <text:p>65 Tb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1957">
            <text:p>51 957,0</text:p>
          </table:table-cell>
          <table:table-cell office:value-type="string">
            <text:p>66 Dy</text:p>
          </table:table-cell>
          <table:table-cell office:value-type="string">
            <text:p>KB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2119">
            <text:p>52 119,0</text:p>
          </table:table-cell>
          <table:table-cell office:value-type="string">
            <text:p>66 Dy</text:p>
          </table:table-cell>
          <table:table-cell office:value-type="string">
            <text:p>KB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2388.9">
            <text:p>52 388,9</text:p>
          </table:table-cell>
          <table:table-cell office:value-type="string">
            <text:p>70 Y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2965">
            <text:p>52 965,0</text:p>
          </table:table-cell>
          <table:table-cell office:value-type="string">
            <text:p>71 Lu</text:p>
          </table:table-cell>
          <table:table-cell office:value-type="string">
            <text:p>KA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3476">
            <text:p>53 476,0</text:p>
          </table:table-cell>
          <table:table-cell office:value-type="string">
            <text:p>66 Dy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711">
            <text:p>53 711,0</text:p>
          </table:table-cell>
          <table:table-cell office:value-type="string">
            <text:p>67 Ho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3877">
            <text:p>53 877,0</text:p>
          </table:table-cell>
          <table:table-cell office:value-type="string">
            <text:p>67 Ho</text:p>
          </table:table-cell>
          <table:table-cell office:value-type="string">
            <text:p>KB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4069.8">
            <text:p>54 069,8</text:p>
          </table:table-cell>
          <table:table-cell office:value-type="string">
            <text:p>71 L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611.4">
            <text:p>54 611,4</text:p>
          </table:table-cell>
          <table:table-cell office:value-type="string">
            <text:p>72 Hf</text:p>
          </table:table-cell>
          <table:table-cell office:value-type="string">
            <text:p>KA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5293">
            <text:p>55 293,0</text:p>
          </table:table-cell>
          <table:table-cell office:value-type="string">
            <text:p>67 Ho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5494">
            <text:p>55 494,0</text:p>
          </table:table-cell>
          <table:table-cell office:value-type="string">
            <text:p>68 Er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5681">
            <text:p>55 681,0</text:p>
          </table:table-cell>
          <table:table-cell office:value-type="string">
            <text:p>68 Er</text:p>
          </table:table-cell>
          <table:table-cell office:value-type="string">
            <text:p>KB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5790.2">
            <text:p>55 790,2</text:p>
          </table:table-cell>
          <table:table-cell office:value-type="string">
            <text:p>72 Hf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277">
            <text:p>56 277,0</text:p>
          </table:table-cell>
          <table:table-cell office:value-type="string">
            <text:p>73 Ta</text:p>
          </table:table-cell>
          <table:table-cell office:value-type="string">
            <text:p>KA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7210">
            <text:p>57 210,0</text:p>
          </table:table-cell>
          <table:table-cell office:value-type="string">
            <text:p>68 Er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304">
            <text:p>57 304,0</text:p>
          </table:table-cell>
          <table:table-cell office:value-type="string">
            <text:p>69 Tm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7517">
            <text:p>57 517,0</text:p>
          </table:table-cell>
          <table:table-cell office:value-type="string">
            <text:p>69 Tm</text:p>
          </table:table-cell>
          <table:table-cell office:value-type="string">
            <text:p>KB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7532">
            <text:p>57 532,0</text:p>
          </table:table-cell>
          <table:table-cell office:value-type="string">
            <text:p>73 Ta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981.7">
            <text:p>57 981,7</text:p>
          </table:table-cell>
          <table:table-cell office:value-type="string">
            <text:p>74 W</text:p>
          </table:table-cell>
          <table:table-cell office:value-type="string">
            <text:p>KA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090">
            <text:p>59 090,0</text:p>
          </table:table-cell>
          <table:table-cell office:value-type="string">
            <text:p>69 Tm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9140">
            <text:p>59 140,0</text:p>
          </table:table-cell>
          <table:table-cell office:value-type="string">
            <text:p>70 Yb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9318.2">
            <text:p>59 318,2</text:p>
          </table:table-cell>
          <table:table-cell office:value-type="string">
            <text:p>74 W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370">
            <text:p>59 370,0</text:p>
          </table:table-cell>
          <table:table-cell office:value-type="string">
            <text:p>70 Yb</text:p>
          </table:table-cell>
          <table:table-cell office:value-type="string">
            <text:p>KB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9717.9">
            <text:p>59 717,9</text:p>
          </table:table-cell>
          <table:table-cell office:value-type="string">
            <text:p>75 Re</text:p>
          </table:table-cell>
          <table:table-cell office:value-type="string">
            <text:p>KA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0980">
            <text:p>60 980,0</text:p>
          </table:table-cell>
          <table:table-cell office:value-type="string">
            <text:p>70 Yb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1050">
            <text:p>61 050,0</text:p>
          </table:table-cell>
          <table:table-cell office:value-type="string">
            <text:p>71 Lu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1140.3">
            <text:p>61 140,3</text:p>
          </table:table-cell>
          <table:table-cell office:value-type="string">
            <text:p>75 Re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1283">
            <text:p>61 283,0</text:p>
          </table:table-cell>
          <table:table-cell office:value-type="string">
            <text:p>71 Lu</text:p>
          </table:table-cell>
          <table:table-cell office:value-type="string">
            <text:p>KB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61486.7">
            <text:p>61 486,7</text:p>
          </table:table-cell>
          <table:table-cell office:value-type="string">
            <text:p>76 Os</text:p>
          </table:table-cell>
          <table:table-cell office:value-type="string">
            <text:p>KA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2970">
            <text:p>62 970,0</text:p>
          </table:table-cell>
          <table:table-cell office:value-type="string">
            <text:p>71 Lu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2980">
            <text:p>62 980,0</text:p>
          </table:table-cell>
          <table:table-cell office:value-type="string">
            <text:p>72 Hf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3000.5">
            <text:p>63 000,5</text:p>
          </table:table-cell>
          <table:table-cell office:value-type="string">
            <text:p>76 Os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3234">
            <text:p>63 234,0</text:p>
          </table:table-cell>
          <table:table-cell office:value-type="string">
            <text:p>72 Hf</text:p>
          </table:table-cell>
          <table:table-cell office:value-type="string">
            <text:p>KB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3286.7">
            <text:p>63 286,7</text:p>
          </table:table-cell>
          <table:table-cell office:value-type="string">
            <text:p>77 Ir</text:p>
          </table:table-cell>
          <table:table-cell office:value-type="string">
            <text:p>KA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4895.6">
            <text:p>64 895,6</text:p>
          </table:table-cell>
          <table:table-cell office:value-type="string">
            <text:p>77 Ir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948.8">
            <text:p>64 948,8</text:p>
          </table:table-cell>
          <table:table-cell office:value-type="string">
            <text:p>73 Ta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980">
            <text:p>64 980,0</text:p>
          </table:table-cell>
          <table:table-cell office:value-type="string">
            <text:p>72 Hf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5112">
            <text:p>65 112,0</text:p>
          </table:table-cell>
          <table:table-cell office:value-type="string">
            <text:p>78 Pt</text:p>
          </table:table-cell>
          <table:table-cell office:value-type="string">
            <text:p>KA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5223">
            <text:p>65 223,0</text:p>
          </table:table-cell>
          <table:table-cell office:value-type="string">
            <text:p>73 Ta</text:p>
          </table:table-cell>
          <table:table-cell office:value-type="string">
            <text:p>KB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6832">
            <text:p>66 832,0</text:p>
          </table:table-cell>
          <table:table-cell office:value-type="string">
            <text:p>78 Pt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6951.4">
            <text:p>66 951,4</text:p>
          </table:table-cell>
          <table:table-cell office:value-type="string">
            <text:p>74 W</text:p>
          </table:table-cell>
          <table:table-cell office:value-type="string">
            <text:p>KB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6989.5">
            <text:p>66 989,5</text:p>
          </table:table-cell>
          <table:table-cell office:value-type="string">
            <text:p>79 Au</text:p>
          </table:table-cell>
          <table:table-cell office:value-type="string">
            <text:p>KA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6990">
            <text:p>66 990,0</text:p>
          </table:table-cell>
          <table:table-cell office:value-type="string">
            <text:p>73 Ta</text:p>
          </table:table-cell>
          <table:table-cell office:value-type="string">
            <text:p>KB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7244.3">
            <text:p>67 244,3</text:p>
          </table:table-cell>
          <table:table-cell office:value-type="string">
            <text:p>74 W</text:p>
          </table:table-cell>
          <table:table-cell office:value-type="string">
            <text:p>KB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8803.7">
            <text:p>68 803,7</text:p>
          </table:table-cell>
          <table:table-cell office:value-type="string">
            <text:p>79 A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895">
            <text:p>68 895,0</text:p>
          </table:table-cell>
          <table:table-cell office:value-type="string">
            <text:p>80 Hg</text:p>
          </table:table-cell>
          <table:table-cell office:value-type="string">
            <text:p>KA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8994">
            <text:p>68 994,0</text:p>
          </table:table-cell>
          <table:table-cell office:value-type="string">
            <text:p>75 Re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9067">
            <text:p>69 067,0</text:p>
          </table:table-cell>
          <table:table-cell office:value-type="string">
            <text:p>74 W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9310">
            <text:p>69 310,0</text:p>
          </table:table-cell>
          <table:table-cell office:value-type="string">
            <text:p>75 Re</text:p>
          </table:table-cell>
          <table:table-cell office:value-type="string">
            <text:p>KB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0819">
            <text:p>70 819,0</text:p>
          </table:table-cell>
          <table:table-cell office:value-type="string">
            <text:p>80 Hg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831.9">
            <text:p>70 831,9</text:p>
          </table:table-cell>
          <table:table-cell office:value-type="string">
            <text:p>81 Tl</text:p>
          </table:table-cell>
          <table:table-cell office:value-type="string">
            <text:p>KA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077">
            <text:p>71 077,0</text:p>
          </table:table-cell>
          <table:table-cell office:value-type="string">
            <text:p>76 Os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1232">
            <text:p>71 232,0</text:p>
          </table:table-cell>
          <table:table-cell office:value-type="string">
            <text:p>75 Re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1413">
            <text:p>71 413,0</text:p>
          </table:table-cell>
          <table:table-cell office:value-type="string">
            <text:p>76 Os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2804.2">
            <text:p>72 804,2</text:p>
          </table:table-cell>
          <table:table-cell office:value-type="string">
            <text:p>82 Pb</text:p>
          </table:table-cell>
          <table:table-cell office:value-type="string">
            <text:p>KA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2871.5">
            <text:p>72 871,5</text:p>
          </table:table-cell>
          <table:table-cell office:value-type="string">
            <text:p>81 Tl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202.7">
            <text:p>73 202,7</text:p>
          </table:table-cell>
          <table:table-cell office:value-type="string">
            <text:p>77 Ir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3363">
            <text:p>73 363,0</text:p>
          </table:table-cell>
          <table:table-cell office:value-type="string">
            <text:p>76 Os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3560.8">
            <text:p>73 560,8</text:p>
          </table:table-cell>
          <table:table-cell office:value-type="string">
            <text:p>77 Ir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4814.8">
            <text:p>74 814,8</text:p>
          </table:table-cell>
          <table:table-cell office:value-type="string">
            <text:p>83 Bi</text:p>
          </table:table-cell>
          <table:table-cell office:value-type="string">
            <text:p>KA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4969.4">
            <text:p>74 969,4</text:p>
          </table:table-cell>
          <table:table-cell office:value-type="string">
            <text:p>82 Pb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5368">
            <text:p>75 368,0</text:p>
          </table:table-cell>
          <table:table-cell office:value-type="string">
            <text:p>78 Pt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5575">
            <text:p>75 575,0</text:p>
          </table:table-cell>
          <table:table-cell office:value-type="string">
            <text:p>77 Ir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5748">
            <text:p>75 748,0</text:p>
          </table:table-cell>
          <table:table-cell office:value-type="string">
            <text:p>78 Pt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7107.9">
            <text:p>77 107,9</text:p>
          </table:table-cell>
          <table:table-cell office:value-type="string">
            <text:p>83 Bi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580">
            <text:p>77 580,0</text:p>
          </table:table-cell>
          <table:table-cell office:value-type="string">
            <text:p>79 Au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77850">
            <text:p>77 850,0</text:p>
          </table:table-cell>
          <table:table-cell office:value-type="string">
            <text:p>78 Pt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7984">
            <text:p>77 984,0</text:p>
          </table:table-cell>
          <table:table-cell office:value-type="string">
            <text:p>79 Au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79822">
            <text:p>79 822,0</text:p>
          </table:table-cell>
          <table:table-cell office:value-type="string">
            <text:p>80 Hg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0150">
            <text:p>80 150,0</text:p>
          </table:table-cell>
          <table:table-cell office:value-type="string">
            <text:p>79 Au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0253">
            <text:p>80 253,0</text:p>
          </table:table-cell>
          <table:table-cell office:value-type="string">
            <text:p>80 Hg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2118">
            <text:p>82 118,0</text:p>
          </table:table-cell>
          <table:table-cell office:value-type="string">
            <text:p>81 Tl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2515">
            <text:p>82 515,0</text:p>
          </table:table-cell>
          <table:table-cell office:value-type="string">
            <text:p>80 Hg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2576">
            <text:p>82 576,0</text:p>
          </table:table-cell>
          <table:table-cell office:value-type="string">
            <text:p>81 Tl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4450">
            <text:p>84 450,0</text:p>
          </table:table-cell>
          <table:table-cell office:value-type="string">
            <text:p>82 Pb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4910">
            <text:p>84 910,0</text:p>
          </table:table-cell>
          <table:table-cell office:value-type="string">
            <text:p>81 Tl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4936">
            <text:p>84 936,0</text:p>
          </table:table-cell>
          <table:table-cell office:value-type="string">
            <text:p>82 Pb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6834">
            <text:p>86 834,0</text:p>
          </table:table-cell>
          <table:table-cell office:value-type="string">
            <text:p>83 Bi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87320">
            <text:p>87 320,0</text:p>
          </table:table-cell>
          <table:table-cell office:value-type="string">
            <text:p>82 Pb</text:p>
          </table:table-cell>
          <table:table-cell office:value-type="string">
            <text:p>KB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7343">
            <text:p>87 343,0</text:p>
          </table:table-cell>
          <table:table-cell office:value-type="string">
            <text:p>83 Bi</text:p>
          </table:table-cell>
          <table:table-cell office:value-type="string">
            <text:p>KB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89830">
            <text:p>89 830,0</text:p>
          </table:table-cell>
          <table:table-cell office:value-type="string">
            <text:p>83 Bi</text:p>
          </table:table-cell>
          <table:table-cell office:value-type="string">
            <text:p>KB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89953">
            <text:p>89 953,0</text:p>
          </table:table-cell>
          <table:table-cell office:value-type="string">
            <text:p>90 Th</text:p>
          </table:table-cell>
          <table:table-cell office:value-type="string">
            <text:p>KA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350">
            <text:p>93 350,0</text:p>
          </table:table-cell>
          <table:table-cell office:value-type="string">
            <text:p>90 Th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4665">
            <text:p>94 665,0</text:p>
          </table:table-cell>
          <table:table-cell office:value-type="string">
            <text:p>92 U</text:p>
          </table:table-cell>
          <table:table-cell office:value-type="string">
            <text:p>KA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439">
            <text:p>98 439,0</text:p>
          </table:table-cell>
          <table:table-cell office:value-type="string">
            <text:p>92 U</text:p>
          </table:table-cell>
          <table:table-cell office:value-type="string">
            <text:p>KA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831">
            <text:p>104 831,0</text:p>
          </table:table-cell>
          <table:table-cell office:value-type="string">
            <text:p>90 Th</text:p>
          </table:table-cell>
          <table:table-cell office:value-type="string">
            <text:p>KB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05609">
            <text:p>105 609,0</text:p>
          </table:table-cell>
          <table:table-cell office:value-type="string">
            <text:p>90 Th</text:p>
          </table:table-cell>
          <table:table-cell office:value-type="string">
            <text:p>KB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08640">
            <text:p>108 640,0</text:p>
          </table:table-cell>
          <table:table-cell office:value-type="string">
            <text:p>90 Th</text:p>
          </table:table-cell>
          <table:table-cell office:value-type="string">
            <text:p>KB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0406">
            <text:p>110 406,0</text:p>
          </table:table-cell>
          <table:table-cell office:value-type="string">
            <text:p>92 U</text:p>
          </table:table-cell>
          <table:table-cell office:value-type="string">
            <text:p>KB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11300">
            <text:p>111 300,0</text:p>
          </table:table-cell>
          <table:table-cell office:value-type="string">
            <text:p>92 U</text:p>
          </table:table-cell>
          <table:table-cell office:value-type="string">
            <text:p>KB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4530">
            <text:p>114 530,0</text:p>
          </table:table-cell>
          <table:table-cell office:value-type="string">
            <text:p>92 U</text:p>
          </table:table-cell>
          <table:table-cell office:value-type="string">
            <text:p>KB2</text:p>
          </table:table-cell>
          <table:table-cell office:value-type="float" office:value="9">
            <text:p>9</text:p>
          </table:table-cell>
        </table:table-row>
      </table:table>
      <table:table table:name="Лист2" table:style-name="ta1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Лист1.A2:Лист1.D7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0" number:grouping="true"/>
    </number:number-style>
    <style:style style:name="Default" style:family="table-cell">
      <style:text-properties style:font-name-asian="AR PL UMing H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2T20:08:06</meta:creation-date>
    <dc:date>2012-05-12T20:47:14</dc:date>
    <meta:editing-duration>PT34M42S</meta:editing-duration>
    <meta:editing-cycles>5</meta:editing-cycles>
    <meta:generator>LibreOffice/3.5$Linux_x86 LibreOffice_project/350m1$Build-202</meta:generator>
    <meta:document-statistic meta:table-count="3" meta:cell-count="2808" meta:object-count="0"/>
  </office:meta>
</office:document-meta>
</file>